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EEEEE"/>
    </style:style>
    <style:style style:name="ce3" style:family="table-cell" style:parent-style-name="Default" style:data-style-name="N0">
      <style:table-cell-properties fo:border="thin solid #000000" fo:background-color="#E0EFD4"/>
    </style:style>
    <style:style style:name="ce4" style:family="table-cell" style:parent-style-name="Default" style:data-style-name="N0">
      <style:table-cell-properties fo:border="thin solid #000000" fo:background-color="#FFFBCC"/>
    </style:style>
    <style:style style:name="ce5" style:family="table-cell" style:parent-style-name="Default" style:data-style-name="N2">
      <style:table-cell-properties fo:border="thin solid #000000" fo:background-color="#E0EFD4"/>
    </style:style>
    <style:style style:name="ce6" style:family="table-cell" style:parent-style-name="Default" style:data-style-name="N1">
      <style:table-cell-properties fo:border="thin solid #000000" fo:background-color="#E0EFD4"/>
    </style:style>
    <style:style style:name="ce7" style:family="table-cell" style:parent-style-name="Default" style:data-style-name="N14">
      <style:table-cell-properties fo:border="thin solid #000000" fo:background-color="#E0EFD4"/>
    </style:style>
    <style:style style:name="ce8" style:family="table-cell" style:parent-style-name="Default" style:data-style-name="N2">
      <style:table-cell-properties fo:border="thin solid #000000" fo:background-color="#FFFBCC"/>
    </style:style>
    <style:style style:name="ce9" style:family="table-cell" style:parent-style-name="Default" style:data-style-name="N1">
      <style:table-cell-properties fo:border="thin solid #000000" fo:background-color="#FFFBCC"/>
    </style:style>
    <style:style style:name="ce10" style:family="table-cell" style:parent-style-name="Default" style:data-style-name="N14">
      <style:table-cell-properties fo:border="thin solid #000000" fo:background-color="#FFFBCC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middle" fo:background-color="#E0EFD4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FFFBC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fo:background-color="#ED7D31"/>
    </style:style>
    <style:style style:name="ce16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.62983333333333cm"/>
    </style:style>
    <style:style style:name="co2" style:family="table-column">
      <style:table-column-properties fo:break-before="auto" style:column-width="3.1115cm"/>
    </style:style>
    <style:style style:name="co3" style:family="table-column">
      <style:table-column-properties fo:break-before="auto" style:column-width="1.92616666666667cm"/>
    </style:style>
    <style:style style:name="co4" style:family="table-column">
      <style:table-column-properties fo:break-before="auto" style:column-width="1.8415cm"/>
    </style:style>
    <style:style style:name="co5" style:family="table-column">
      <style:table-column-properties fo:break-before="auto" style:column-width="1.60866666666667cm"/>
    </style:style>
    <style:style style:name="co6" style:family="table-column">
      <style:table-column-properties fo:break-before="auto" style:column-width="2.26483333333333cm"/>
    </style:style>
    <style:style style:name="co7" style:family="table-column">
      <style:table-column-properties fo:break-before="auto" style:column-width="1.86266666666667cm"/>
    </style:style>
    <style:style style:name="co8" style:family="table-column">
      <style:table-column-properties fo:break-before="auto" style:column-width="1.016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5" table:default-cell-style-name="ce1"/>
        <table:table-column table:style-name="co5" table:number-columns-repeated="5" table:default-cell-style-name="ce1"/>
        <table:table-column table:style-name="co6" table:number-columns-repeated="2" table:default-cell-style-name="ce1"/>
        <table:table-column table:style-name="co7" table:number-columns-repeated="16359" table:default-cell-style-name="ce1"/>
        <table:table-row table:style-name="ro1">
          <table:table-cell table:number-columns-repeated="3" table:style-name="ce1"/>
          <table:table-cell office:value-type="string" table:number-columns-spanned="5" table:number-rows-spanned="1" table:style-name="ce12">
            <text:p>Original</text:p>
          </table:table-cell>
          <table:covered-table-cell table:number-columns-repeated="4"/>
          <table:table-cell office:value-type="string" table:number-columns-spanned="5" table:number-rows-spanned="1" table:style-name="ce13">
            <text:p>3cycle</text:p>
          </table:table-cell>
          <table:covered-table-cell table:number-columns-repeated="4"/>
          <table:table-cell office:value-type="string" table:number-columns-spanned="5" table:number-rows-spanned="1" table:style-name="ce12">
            <text:p>3cycle+4cycle</text:p>
          </table:table-cell>
          <table:covered-table-cell table:number-columns-repeated="4"/>
          <table:table-cell table:number-columns-repeated="16366"/>
        </table:table-row>
        <table:table-row table:style-name="ro1">
          <table:table-cell office:value-type="string" table:style-name="ce2">
            <text:p>Size</text:p>
          </table:table-cell>
          <table:table-cell office:value-type="string" table:style-name="ce2">
            <text:p>Gaussian Noises</text:p>
          </table:table-cell>
          <table:table-cell office:value-type="string" table:style-name="ce2">
            <text:p>Image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Nodes</text:p>
          </table:table-cell>
          <table:table-cell office:value-type="string" table:style-name="ce3">
            <text:p>Gap</text:p>
          </table:table-cell>
          <table:table-cell office:value-type="string" table:style-name="ce3">
            <text:p>Cuts</text:p>
          </table:table-cell>
          <table:table-cell office:value-type="string" table:style-name="ce3">
            <text:p>Obj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Nodes</text:p>
          </table:table-cell>
          <table:table-cell office:value-type="string" table:style-name="ce4">
            <text:p>Gap</text:p>
          </table:table-cell>
          <table:table-cell office:value-type="string" table:style-name="ce4">
            <text:p>Cuts</text:p>
          </table:table-cell>
          <table:table-cell office:value-type="string" table:style-name="ce4">
            <text:p>Obj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Nodes</text:p>
          </table:table-cell>
          <table:table-cell office:value-type="string" table:style-name="ce3">
            <text:p>Gap</text:p>
          </table:table-cell>
          <table:table-cell office:value-type="string" table:style-name="ce3">
            <text:p>Cuts</text:p>
          </table:table-cell>
          <table:table-cell office:value-type="string" table:style-name="ce3">
            <text:p>Obj</text:p>
          </table:table-cell>
          <table:table-cell table:number-columns-repeated="16366"/>
        </table:table-row>
        <table:table-row table:style-name="ro1">
          <table:table-cell office:value-type="string" table:number-columns-spanned="1" table:number-rows-spanned="9" table:style-name="ce14">
            <text:p>20 * 30</text:p>
          </table:table-cell>
          <table:table-cell office:value-type="float" office:value="0" table:number-columns-spanned="1" table:number-rows-spanned="3" table:style-name="ce14">
            <text:p>0</text:p>
          </table:table-cell>
          <table:table-cell office:value-type="string" table:style-name="ce2">
            <text:p>image1</text:p>
          </table:table-cell>
          <table:table-cell office:value-type="float" office:value="605.26184964179902" table:style-name="ce5">
            <text:p>605.26</text:p>
          </table:table-cell>
          <table:table-cell office:value-type="float" office:value="153302" table:style-name="ce6">
            <text:p>153302</text:p>
          </table:table-cell>
          <table:table-cell office:value-type="percentage" office:value="0.26918685217745097" table:style-name="ce7">
            <text:p>26.92%</text:p>
          </table:table-cell>
          <table:table-cell office:value-type="float" office:value="1701" table:style-name="ce6">
            <text:p>1701</text:p>
          </table:table-cell>
          <table:table-cell office:value-type="float" office:value="51.7399998229536" table:style-name="ce5">
            <text:p>51.74</text:p>
          </table:table-cell>
          <table:table-cell office:value-type="float" office:value="602.11883854866005" table:style-name="ce8">
            <text:p>602.12</text:p>
          </table:table-cell>
          <table:table-cell office:value-type="float" office:value="16520" table:style-name="ce9">
            <text:p>16520</text:p>
          </table:table-cell>
          <table:table-cell office:value-type="percentage" office:value="0.23511487610468201" table:style-name="ce10">
            <text:p>23.51%</text:p>
          </table:table-cell>
          <table:table-cell office:value-type="float" office:value="8" table:style-name="ce9">
            <text:p>8</text:p>
          </table:table-cell>
          <table:table-cell office:value-type="float" office:value="51.159999999999897" table:style-name="ce8">
            <text:p>51.16</text:p>
          </table:table-cell>
          <table:table-cell office:value-type="float" office:value="601.98861265182495" table:style-name="ce5">
            <text:p>601.99</text:p>
          </table:table-cell>
          <table:table-cell office:value-type="float" office:value="12727" table:style-name="ce6">
            <text:p>12727</text:p>
          </table:table-cell>
          <table:table-cell office:value-type="percentage" office:value="0.22645877040051299" table:style-name="ce7">
            <text:p>22.65%</text:p>
          </table:table-cell>
          <table:table-cell office:value-type="float" office:value="3" table:style-name="ce6">
            <text:p>3</text:p>
          </table:table-cell>
          <table:table-cell office:value-type="float" office:value="50.782499999992197" table:style-name="ce5">
            <text:p>50.78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606.95709371566704" table:style-name="ce5">
            <text:p>606.96</text:p>
          </table:table-cell>
          <table:table-cell office:value-type="float" office:value="40795" table:style-name="ce6">
            <text:p>40795</text:p>
          </table:table-cell>
          <table:table-cell office:value-type="percentage" office:value="0.25389891992625802" table:style-name="ce7">
            <text:p>25.39%</text:p>
          </table:table-cell>
          <table:table-cell office:value-type="float" office:value="9254" table:style-name="ce6">
            <text:p>9254</text:p>
          </table:table-cell>
          <table:table-cell office:value-type="float" office:value="51.026695018920798" table:style-name="ce5">
            <text:p>51.03</text:p>
          </table:table-cell>
          <table:table-cell office:value-type="float" office:value="605.86051845550503" table:style-name="ce8">
            <text:p>605.86</text:p>
          </table:table-cell>
          <table:table-cell office:value-type="float" office:value="48345" table:style-name="ce9">
            <text:p>48345</text:p>
          </table:table-cell>
          <table:table-cell office:value-type="percentage" office:value="7.4298174193929006E-2" table:style-name="ce10">
            <text:p>7.43%</text:p>
          </table:table-cell>
          <table:table-cell office:value-type="float" office:value="207" table:style-name="ce9">
            <text:p>207</text:p>
          </table:table-cell>
          <table:table-cell office:value-type="float" office:value="43.608799926208199" table:style-name="ce8">
            <text:p>43.61</text:p>
          </table:table-cell>
          <table:table-cell office:value-type="float" office:value="605.63345241546597" table:style-name="ce5">
            <text:p>605.63</text:p>
          </table:table-cell>
          <table:table-cell office:value-type="float" office:value="30551" table:style-name="ce6">
            <text:p>30551</text:p>
          </table:table-cell>
          <table:table-cell office:value-type="percentage" office:value="9.1188855868906696E-2" table:style-name="ce7">
            <text:p>9.12%</text:p>
          </table:table-cell>
          <table:table-cell office:value-type="float" office:value="20" table:style-name="ce6">
            <text:p>20</text:p>
          </table:table-cell>
          <table:table-cell office:value-type="float" office:value="44.364800000000102" table:style-name="ce5">
            <text:p>44.36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607.72743511199894" table:style-name="ce5">
            <text:p>607.73</text:p>
          </table:table-cell>
          <table:table-cell office:value-type="float" office:value="466169" table:style-name="ce6">
            <text:p>466169</text:p>
          </table:table-cell>
          <table:table-cell office:value-type="percentage" office:value="6.9166766834149407E-2" table:style-name="ce7">
            <text:p>6.92%</text:p>
          </table:table-cell>
          <table:table-cell office:value-type="float" office:value="1292" table:style-name="ce6">
            <text:p>1292</text:p>
          </table:table-cell>
          <table:table-cell office:value-type="float" office:value="27.408999881546801" table:style-name="ce5">
            <text:p>27.41</text:p>
          </table:table-cell>
          <table:table-cell office:value-type="float" office:value="610.92741703987099" table:style-name="ce8">
            <text:p>610.93</text:p>
          </table:table-cell>
          <table:table-cell office:value-type="float" office:value="137406" table:style-name="ce9">
            <text:p>137406</text:p>
          </table:table-cell>
          <table:table-cell office:value-type="percentage" office:value="2.7288513789575499E-2" table:style-name="ce10">
            <text:p>2.73%</text:p>
          </table:table-cell>
          <table:table-cell office:value-type="float" office:value="0" table:style-name="ce9">
            <text:p>0</text:p>
          </table:table-cell>
          <table:table-cell office:value-type="float" office:value="27.408999962491801" table:style-name="ce8">
            <text:p>27.41</text:p>
          </table:table-cell>
          <table:table-cell office:value-type="float" office:value="609.92486715316704" table:style-name="ce5">
            <text:p>609.92</text:p>
          </table:table-cell>
          <table:table-cell office:value-type="float" office:value="97026" table:style-name="ce6">
            <text:p>97026</text:p>
          </table:table-cell>
          <table:table-cell office:value-type="percentage" office:value="3.2489816592193202E-2" table:style-name="ce7">
            <text:p>3.25%</text:p>
          </table:table-cell>
          <table:table-cell office:value-type="float" office:value="0" table:style-name="ce6">
            <text:p>0</text:p>
          </table:table-cell>
          <table:table-cell office:value-type="float" office:value="27.408999967783" table:style-name="ce5">
            <text:p>27.41</text:p>
          </table:table-cell>
          <table:table-cell table:number-columns-repeated="16366"/>
        </table:table-row>
        <table:table-row table:style-name="ro1">
          <table:covered-table-cell/>
          <table:table-cell office:value-type="float" office:value="1E-3" table:number-columns-spanned="1" table:number-rows-spanned="3" table:style-name="ce14">
            <text:p>0.001</text:p>
          </table:table-cell>
          <table:table-cell office:value-type="string" table:style-name="ce2">
            <text:p>image1</text:p>
          </table:table-cell>
          <table:table-cell office:value-type="float" office:value="602.28249669075001" table:style-name="ce5">
            <text:p>602.28</text:p>
          </table:table-cell>
          <table:table-cell office:value-type="float" office:value="236075" table:style-name="ce6">
            <text:p>236075</text:p>
          </table:table-cell>
          <table:table-cell office:value-type="percentage" office:value="0.47746874180913701" table:style-name="ce7">
            <text:p>47.75%</text:p>
          </table:table-cell>
          <table:table-cell office:value-type="float" office:value="7047" table:style-name="ce6">
            <text:p>7047</text:p>
          </table:table-cell>
          <table:table-cell office:value-type="float" office:value="69.2462006320428" table:style-name="ce5">
            <text:p>69.25</text:p>
          </table:table-cell>
          <table:table-cell office:value-type="float" office:value="602.36871600151005" table:style-name="ce8">
            <text:p>602.37</text:p>
          </table:table-cell>
          <table:table-cell office:value-type="float" office:value="21622" table:style-name="ce9">
            <text:p>21622</text:p>
          </table:table-cell>
          <table:table-cell office:value-type="percentage" office:value="0.37486863612403198" table:style-name="ce10">
            <text:p>37.49%</text:p>
          </table:table-cell>
          <table:table-cell office:value-type="float" office:value="27" table:style-name="ce9">
            <text:p>27</text:p>
          </table:table-cell>
          <table:table-cell office:value-type="float" office:value="61.673550001408103" table:style-name="ce8">
            <text:p>61.67</text:p>
          </table:table-cell>
          <table:table-cell office:value-type="float" office:value="602.48262643813996" table:style-name="ce5">
            <text:p>602.48</text:p>
          </table:table-cell>
          <table:table-cell office:value-type="float" office:value="18399" table:style-name="ce6">
            <text:p>18399</text:p>
          </table:table-cell>
          <table:table-cell office:value-type="percentage" office:value="0.37585499511425202" table:style-name="ce7">
            <text:p>37.59%</text:p>
          </table:table-cell>
          <table:table-cell office:value-type="float" office:value="144" table:style-name="ce6">
            <text:p>144</text:p>
          </table:table-cell>
          <table:table-cell office:value-type="float" office:value="61.641931764224999" table:style-name="ce5">
            <text:p>61.64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602.66747975349404" table:style-name="ce5">
            <text:p>602.67</text:p>
          </table:table-cell>
          <table:table-cell office:value-type="float" office:value="74941" table:style-name="ce6">
            <text:p>74941</text:p>
          </table:table-cell>
          <table:table-cell office:value-type="percentage" office:value="0.606081143167301" table:style-name="ce7">
            <text:p>60.61%</text:p>
          </table:table-cell>
          <table:table-cell office:value-type="float" office:value="9617" table:style-name="ce6">
            <text:p>9617</text:p>
          </table:table-cell>
          <table:table-cell office:value-type="float" office:value="94.981794546928199" table:style-name="ce5">
            <text:p>94.98</text:p>
          </table:table-cell>
          <table:table-cell office:value-type="float" office:value="602.49095702171303" table:style-name="ce8">
            <text:p>602.49</text:p>
          </table:table-cell>
          <table:table-cell office:value-type="float" office:value="24504" table:style-name="ce9">
            <text:p>24504</text:p>
          </table:table-cell>
          <table:table-cell office:value-type="percentage" office:value="0.12921658997372901" table:style-name="ce10">
            <text:p>12.92%</text:p>
          </table:table-cell>
          <table:table-cell office:value-type="float" office:value="56" table:style-name="ce9">
            <text:p>56</text:p>
          </table:table-cell>
          <table:table-cell office:value-type="float" office:value="44.5197184362776" table:style-name="ce8">
            <text:p>44.52</text:p>
          </table:table-cell>
          <table:table-cell office:value-type="float" office:value="602.84221100807099" table:style-name="ce5">
            <text:p>602.84</text:p>
          </table:table-cell>
          <table:table-cell office:value-type="float" office:value="24207" table:style-name="ce6">
            <text:p>24207</text:p>
          </table:table-cell>
          <table:table-cell office:value-type="percentage" office:value="0.13126461150934901" table:style-name="ce7">
            <text:p>13.13%</text:p>
          </table:table-cell>
          <table:table-cell office:value-type="float" office:value="7" table:style-name="ce6">
            <text:p>7</text:p>
          </table:table-cell>
          <table:table-cell office:value-type="float" office:value="44.806423010817603" table:style-name="ce5">
            <text:p>44.81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602.38700652122498" table:style-name="ce5">
            <text:p>602.39</text:p>
          </table:table-cell>
          <table:table-cell office:value-type="float" office:value="805881" table:style-name="ce6">
            <text:p>805881</text:p>
          </table:table-cell>
          <table:table-cell office:value-type="percentage" office:value="0.120255020788424" table:style-name="ce7">
            <text:p>12.03%</text:p>
          </table:table-cell>
          <table:table-cell office:value-type="float" office:value="943" table:style-name="ce6">
            <text:p>943</text:p>
          </table:table-cell>
          <table:table-cell office:value-type="float" office:value="28.562327308171099" table:style-name="ce5">
            <text:p>28.56</text:p>
          </table:table-cell>
          <table:table-cell office:value-type="float" office:value="602.46369624137799" table:style-name="ce8">
            <text:p>602.46</text:p>
          </table:table-cell>
          <table:table-cell office:value-type="float" office:value="19117" table:style-name="ce9">
            <text:p>19117</text:p>
          </table:table-cell>
          <table:table-cell office:value-type="percentage" office:value="0.10493355452605301" table:style-name="ce10">
            <text:p>10.49%</text:p>
          </table:table-cell>
          <table:table-cell office:value-type="float" office:value="0" table:style-name="ce9">
            <text:p>0</text:p>
          </table:table-cell>
          <table:table-cell office:value-type="float" office:value="28.732315780107601" table:style-name="ce8">
            <text:p>28.73</text:p>
          </table:table-cell>
          <table:table-cell office:value-type="float" office:value="602.96109509467999" table:style-name="ce5">
            <text:p>602.96</text:p>
          </table:table-cell>
          <table:table-cell office:value-type="float" office:value="17789" table:style-name="ce6">
            <text:p>17789</text:p>
          </table:table-cell>
          <table:table-cell office:value-type="percentage" office:value="0.131145065442833" table:style-name="ce7">
            <text:p>13.11%</text:p>
          </table:table-cell>
          <table:table-cell office:value-type="float" office:value="0" table:style-name="ce6">
            <text:p>0</text:p>
          </table:table-cell>
          <table:table-cell office:value-type="float" office:value="29.579621755330699" table:style-name="ce5">
            <text:p>29.58</text:p>
          </table:table-cell>
          <table:table-cell table:number-columns-repeated="16366"/>
        </table:table-row>
        <table:table-row table:style-name="ro1">
          <table:covered-table-cell/>
          <table:table-cell office:value-type="float" office:value="5.0000000000000001E-3" table:number-columns-spanned="1" table:number-rows-spanned="3" table:style-name="ce14">
            <text:p>0.005</text:p>
          </table:table-cell>
          <table:table-cell office:value-type="string" table:style-name="ce2">
            <text:p>image1</text:p>
          </table:table-cell>
          <table:table-cell office:value-type="float" office:value="607.22917580604496" table:style-name="ce5">
            <text:p>607.23</text:p>
          </table:table-cell>
          <table:table-cell office:value-type="float" office:value="327694" table:style-name="ce6">
            <text:p>327694</text:p>
          </table:table-cell>
          <table:table-cell office:value-type="percentage" office:value="0.51551719644893901" table:style-name="ce7">
            <text:p>51.55%</text:p>
          </table:table-cell>
          <table:table-cell office:value-type="float" office:value="328" table:style-name="ce6">
            <text:p>328</text:p>
          </table:table-cell>
          <table:table-cell office:value-type="float" office:value="76.256815683296907" table:style-name="ce5">
            <text:p>76.26</text:p>
          </table:table-cell>
          <table:table-cell office:value-type="float" office:value="603.00817537307705" table:style-name="ce8">
            <text:p>603.01</text:p>
          </table:table-cell>
          <table:table-cell office:value-type="float" office:value="14876" table:style-name="ce9">
            <text:p>14876</text:p>
          </table:table-cell>
          <table:table-cell office:value-type="percentage" office:value="0.31431945887241203" table:style-name="ce10">
            <text:p>31.43%</text:p>
          </table:table-cell>
          <table:table-cell office:value-type="float" office:value="0" table:style-name="ce9">
            <text:p>0</text:p>
          </table:table-cell>
          <table:table-cell office:value-type="float" office:value="56.792410312190398" table:style-name="ce8">
            <text:p>56.79</text:p>
          </table:table-cell>
          <table:table-cell office:value-type="float" office:value="603.00055837631203" table:style-name="ce5">
            <text:p>603.00</text:p>
          </table:table-cell>
          <table:table-cell office:value-type="float" office:value="8530" table:style-name="ce6">
            <text:p>8530</text:p>
          </table:table-cell>
          <table:table-cell office:value-type="percentage" office:value="0.27647764872790997" table:style-name="ce7">
            <text:p>27.65%</text:p>
          </table:table-cell>
          <table:table-cell office:value-type="float" office:value="141" table:style-name="ce6">
            <text:p>141</text:p>
          </table:table-cell>
          <table:table-cell office:value-type="float" office:value="54.292913279645099" table:style-name="ce5">
            <text:p>54.29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614.640494585037" table:style-name="ce5">
            <text:p>614.64</text:p>
          </table:table-cell>
          <table:table-cell office:value-type="float" office:value="70897" table:style-name="ce6">
            <text:p>70897</text:p>
          </table:table-cell>
          <table:table-cell office:value-type="percentage" office:value="0.62917649728943004" table:style-name="ce7">
            <text:p>62.92%</text:p>
          </table:table-cell>
          <table:table-cell office:value-type="float" office:value="2964" table:style-name="ce6">
            <text:p>2964</text:p>
          </table:table-cell>
          <table:table-cell office:value-type="float" office:value="100.676893691451" table:style-name="ce5">
            <text:p>100.68</text:p>
          </table:table-cell>
          <table:table-cell office:value-type="float" office:value="604.28749251365605" table:style-name="ce8">
            <text:p>604.29</text:p>
          </table:table-cell>
          <table:table-cell office:value-type="float" office:value="25164" table:style-name="ce9">
            <text:p>25164</text:p>
          </table:table-cell>
          <table:table-cell office:value-type="percentage" office:value="0.169836459374819" table:style-name="ce10">
            <text:p>16.98%</text:p>
          </table:table-cell>
          <table:table-cell office:value-type="float" office:value="0" table:style-name="ce9">
            <text:p>0</text:p>
          </table:table-cell>
          <table:table-cell office:value-type="float" office:value="47.548588568277999" table:style-name="ce8">
            <text:p>47.55</text:p>
          </table:table-cell>
          <table:table-cell office:value-type="float" office:value="603.37316107749905" table:style-name="ce5">
            <text:p>603.37</text:p>
          </table:table-cell>
          <table:table-cell office:value-type="float" office:value="18094" table:style-name="ce6">
            <text:p>18094</text:p>
          </table:table-cell>
          <table:table-cell office:value-type="percentage" office:value="0.176778385901876" table:style-name="ce7">
            <text:p>17.68%</text:p>
          </table:table-cell>
          <table:table-cell office:value-type="float" office:value="0" table:style-name="ce6">
            <text:p>0</text:p>
          </table:table-cell>
          <table:table-cell office:value-type="float" office:value="47.833721984225598" table:style-name="ce5">
            <text:p>47.83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602.913387537002" table:style-name="ce5">
            <text:p>602.91</text:p>
          </table:table-cell>
          <table:table-cell office:value-type="float" office:value="333606" table:style-name="ce6">
            <text:p>333606</text:p>
          </table:table-cell>
          <table:table-cell office:value-type="percentage" office:value="0.40432776619792499" table:style-name="ce7">
            <text:p>40.43%</text:p>
          </table:table-cell>
          <table:table-cell office:value-type="float" office:value="4680" table:style-name="ce6">
            <text:p>4680</text:p>
          </table:table-cell>
          <table:table-cell office:value-type="float" office:value="43.795179433404897" table:style-name="ce5">
            <text:p>43.80</text:p>
          </table:table-cell>
          <table:table-cell office:value-type="float" office:value="603.72754430770794" table:style-name="ce8">
            <text:p>603.73</text:p>
          </table:table-cell>
          <table:table-cell office:value-type="float" office:value="24093" table:style-name="ce9">
            <text:p>24093</text:p>
          </table:table-cell>
          <table:table-cell office:value-type="percentage" office:value="0.15108443836330299" table:style-name="ce10">
            <text:p>15.11%</text:p>
          </table:table-cell>
          <table:table-cell office:value-type="float" office:value="0" table:style-name="ce9">
            <text:p>0</text:p>
          </table:table-cell>
          <table:table-cell office:value-type="float" office:value="31.593963422710701" table:style-name="ce8">
            <text:p>31.59</text:p>
          </table:table-cell>
          <table:table-cell office:value-type="float" office:value="603.10964488983097" table:style-name="ce5">
            <text:p>603.11</text:p>
          </table:table-cell>
          <table:table-cell office:value-type="float" office:value="16648" table:style-name="ce6">
            <text:p>16648</text:p>
          </table:table-cell>
          <table:table-cell office:value-type="percentage" office:value="0.14536255029867901" table:style-name="ce7">
            <text:p>14.54%</text:p>
          </table:table-cell>
          <table:table-cell office:value-type="float" office:value="0" table:style-name="ce6">
            <text:p>0</text:p>
          </table:table-cell>
          <table:table-cell office:value-type="float" office:value="31.3795915912808" table:style-name="ce5">
            <text:p>31.38</text:p>
          </table:table-cell>
          <table:table-cell table:number-columns-repeated="16366"/>
        </table:table-row>
        <table:table-row table:style-name="ro1">
          <table:table-cell office:value-type="string" table:number-columns-spanned="1" table:number-rows-spanned="9" table:style-name="ce14">
            <text:p>40 * 60</text:p>
          </table:table-cell>
          <table:table-cell office:value-type="float" office:value="0" table:number-columns-spanned="1" table:number-rows-spanned="3" table:style-name="ce14">
            <text:p>0</text:p>
          </table:table-cell>
          <table:table-cell office:value-type="string" table:style-name="ce2">
            <text:p>image1</text:p>
          </table:table-cell>
          <table:table-cell office:value-type="float" office:value="612.19321155548096" table:style-name="ce5">
            <text:p>612.19</text:p>
          </table:table-cell>
          <table:table-cell office:value-type="float" office:value="49724" table:style-name="ce6">
            <text:p>49724</text:p>
          </table:table-cell>
          <table:table-cell office:value-type="percentage" office:value="0.1088193074056" table:style-name="ce7">
            <text:p>10.88%</text:p>
          </table:table-cell>
          <table:table-cell office:value-type="float" office:value="4428" table:style-name="ce6">
            <text:p>4428</text:p>
          </table:table-cell>
          <table:table-cell office:value-type="float" office:value="94.169999933618499" table:style-name="ce5">
            <text:p>94.17</text:p>
          </table:table-cell>
          <table:table-cell office:value-type="float" office:value="608.09472727775506" table:style-name="ce8">
            <text:p>608.09</text:p>
          </table:table-cell>
          <table:table-cell office:value-type="float" office:value="0" table:style-name="ce9">
            <text:p>0</text:p>
          </table:table-cell>
          <table:table-cell office:value-type="percentage" office:value="8.8724550949984896E-2" table:style-name="ce10">
            <text:p>8.87%</text:p>
          </table:table-cell>
          <table:table-cell office:value-type="float" office:value="0" table:style-name="ce9">
            <text:p>0</text:p>
          </table:table-cell>
          <table:table-cell office:value-type="float" office:value="95.1074999883798" table:style-name="ce8">
            <text:p>95.11</text:p>
          </table:table-cell>
          <table:table-cell office:value-type="float" office:value="608.40894770622197" table:style-name="ce5">
            <text:p>608.41</text:p>
          </table:table-cell>
          <table:table-cell office:value-type="float" office:value="0" table:style-name="ce6">
            <text:p>0</text:p>
          </table:table-cell>
          <table:table-cell office:value-type="percentage" office:value="8.8523618953217503E-2" table:style-name="ce7">
            <text:p>8.85%</text:p>
          </table:table-cell>
          <table:table-cell office:value-type="float" office:value="0" table:style-name="ce6">
            <text:p>0</text:p>
          </table:table-cell>
          <table:table-cell office:value-type="float" office:value="95.107499999999902" table:style-name="ce5">
            <text:p>95.11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627.80787181854203" table:style-name="ce5">
            <text:p>627.81</text:p>
          </table:table-cell>
          <table:table-cell office:value-type="float" office:value="109246" table:style-name="ce6">
            <text:p>109246</text:p>
          </table:table-cell>
          <table:table-cell office:value-type="percentage" office:value="0.477925155012349" table:style-name="ce7">
            <text:p>47.79%</text:p>
          </table:table-cell>
          <table:table-cell office:value-type="float" office:value="1561" table:style-name="ce6">
            <text:p>1561</text:p>
          </table:table-cell>
          <table:table-cell office:value-type="float" office:value="139.82803636363599" table:style-name="ce5">
            <text:p>139.83</text:p>
          </table:table-cell>
          <table:table-cell office:value-type="float" office:value="614.62539100646904" table:style-name="ce8">
            <text:p>614.63</text:p>
          </table:table-cell>
          <table:table-cell office:value-type="float" office:value="6633" table:style-name="ce9">
            <text:p>6633</text:p>
          </table:table-cell>
          <table:table-cell office:value-type="percentage" office:value="0.28837883431741301" table:style-name="ce10">
            <text:p>28.84%</text:p>
          </table:table-cell>
          <table:table-cell office:value-type="float" office:value="0" table:style-name="ce9">
            <text:p>0</text:p>
          </table:table-cell>
          <table:table-cell office:value-type="float" office:value="104.905149999999" table:style-name="ce8">
            <text:p>104.91</text:p>
          </table:table-cell>
          <table:table-cell office:value-type="float" office:value="608.90494561195305" table:style-name="ce5">
            <text:p>608.90</text:p>
          </table:table-cell>
          <table:table-cell office:value-type="float" office:value="3052" table:style-name="ce6">
            <text:p>3052</text:p>
          </table:table-cell>
          <table:table-cell office:value-type="percentage" office:value="0.22398390235861401" table:style-name="ce7">
            <text:p>22.40%</text:p>
          </table:table-cell>
          <table:table-cell office:value-type="float" office:value="12" table:style-name="ce6">
            <text:p>12</text:p>
          </table:table-cell>
          <table:table-cell office:value-type="float" office:value="96.840800000002105" table:style-name="ce5">
            <text:p>96.84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632.39634418487503" table:style-name="ce5">
            <text:p>632.40</text:p>
          </table:table-cell>
          <table:table-cell office:value-type="float" office:value="106851" table:style-name="ce6">
            <text:p>106851</text:p>
          </table:table-cell>
          <table:table-cell office:value-type="percentage" office:value="6.0583446400533897E-2" table:style-name="ce7">
            <text:p>6.06%</text:p>
          </table:table-cell>
          <table:table-cell office:value-type="float" office:value="2857" table:style-name="ce6">
            <text:p>2857</text:p>
          </table:table-cell>
          <table:table-cell office:value-type="float" office:value="56.976999997273097" table:style-name="ce5">
            <text:p>56.98</text:p>
          </table:table-cell>
          <table:table-cell office:value-type="float" office:value="628.587110996246" table:style-name="ce8">
            <text:p>628.59</text:p>
          </table:table-cell>
          <table:table-cell office:value-type="float" office:value="17781" table:style-name="ce9">
            <text:p>17781</text:p>
          </table:table-cell>
          <table:table-cell office:value-type="percentage" office:value="5.1933375772203999E-2" table:style-name="ce10">
            <text:p>5.19%</text:p>
          </table:table-cell>
          <table:table-cell office:value-type="float" office:value="0" table:style-name="ce9">
            <text:p>0</text:p>
          </table:table-cell>
          <table:table-cell office:value-type="float" office:value="57.3199999999702" table:style-name="ce8">
            <text:p>57.32</text:p>
          </table:table-cell>
          <table:table-cell office:value-type="float" office:value="622.88422012329102" table:style-name="ce5">
            <text:p>622.88</text:p>
          </table:table-cell>
          <table:table-cell office:value-type="float" office:value="13235" table:style-name="ce6">
            <text:p>13235</text:p>
          </table:table-cell>
          <table:table-cell office:value-type="percentage" office:value="4.8582463894589901E-2" table:style-name="ce7">
            <text:p>4.86%</text:p>
          </table:table-cell>
          <table:table-cell office:value-type="float" office:value="0" table:style-name="ce6">
            <text:p>0</text:p>
          </table:table-cell>
          <table:table-cell office:value-type="float" office:value="57.180999999998797" table:style-name="ce5">
            <text:p>57.18</text:p>
          </table:table-cell>
          <table:table-cell table:number-columns-repeated="16366"/>
        </table:table-row>
        <table:table-row table:style-name="ro1">
          <table:covered-table-cell/>
          <table:table-cell office:value-type="float" office:value="1E-3" table:number-columns-spanned="1" table:number-rows-spanned="3" table:style-name="ce14">
            <text:p>0.001</text:p>
          </table:table-cell>
          <table:table-cell office:value-type="string" table:style-name="ce2">
            <text:p>image1</text:p>
          </table:table-cell>
          <table:table-cell office:value-type="float" office:value="659.53887653350796" table:style-name="ce5">
            <text:p>659.54</text:p>
          </table:table-cell>
          <table:table-cell office:value-type="float" office:value="50000" table:style-name="ce6">
            <text:p>50000</text:p>
          </table:table-cell>
          <table:table-cell office:value-type="percentage" office:value="0.47248970777136701" table:style-name="ce7">
            <text:p>47.25%</text:p>
          </table:table-cell>
          <table:table-cell office:value-type="float" office:value="9848" table:style-name="ce6">
            <text:p>9848</text:p>
          </table:table-cell>
          <table:table-cell office:value-type="float" office:value="149.678184922469" table:style-name="ce5">
            <text:p>149.68</text:p>
          </table:table-cell>
          <table:table-cell office:value-type="float" office:value="609.97730493545498" table:style-name="ce8">
            <text:p>609.98</text:p>
          </table:table-cell>
          <table:table-cell office:value-type="float" office:value="0" table:style-name="ce9">
            <text:p>0</text:p>
          </table:table-cell>
          <table:table-cell office:value-type="percentage" office:value="0.532095615762184" table:style-name="ce10">
            <text:p>53.21%</text:p>
          </table:table-cell>
          <table:table-cell office:value-type="float" office:value="0" table:style-name="ce9">
            <text:p>0</text:p>
          </table:table-cell>
          <table:table-cell office:value-type="float" office:value="147.83931939965399" table:style-name="ce8">
            <text:p>147.84</text:p>
          </table:table-cell>
          <table:table-cell office:value-type="float" office:value="609.76307845115605" table:style-name="ce5">
            <text:p>609.76</text:p>
          </table:table-cell>
          <table:table-cell office:value-type="float" office:value="0" table:style-name="ce6">
            <text:p>0</text:p>
          </table:table-cell>
          <table:table-cell office:value-type="percentage" office:value="0.91854624919411099" table:style-name="ce7">
            <text:p>91.85%</text:p>
          </table:table-cell>
          <table:table-cell office:value-type="float" office:value="0" table:style-name="ce6">
            <text:p>0</text:p>
          </table:table-cell>
          <table:table-cell office:value-type="float" office:value="156.40447528975901" table:style-name="ce5">
            <text:p>156.40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617.35785818099896" table:style-name="ce5">
            <text:p>617.36</text:p>
          </table:table-cell>
          <table:table-cell office:value-type="float" office:value="183100" table:style-name="ce6">
            <text:p>183100</text:p>
          </table:table-cell>
          <table:table-cell office:value-type="percentage" office:value="0.79860526143154498" table:style-name="ce7">
            <text:p>79.86%</text:p>
          </table:table-cell>
          <table:table-cell office:value-type="float" office:value="2123" table:style-name="ce6">
            <text:p>2123</text:p>
          </table:table-cell>
          <table:table-cell office:value-type="float" office:value="361.70916446163301" table:style-name="ce5">
            <text:p>361.71</text:p>
          </table:table-cell>
          <table:table-cell office:value-type="float" office:value="609.72195076942398" table:style-name="ce8">
            <text:p>609.72</text:p>
          </table:table-cell>
          <table:table-cell office:value-type="float" office:value="0" table:style-name="ce9">
            <text:p>0</text:p>
          </table:table-cell>
          <table:table-cell office:value-type="percentage" office:value="0.79728634258032705" table:style-name="ce10">
            <text:p>79.73%</text:p>
          </table:table-cell>
          <table:table-cell office:value-type="float" office:value="0" table:style-name="ce9">
            <text:p>0</text:p>
          </table:table-cell>
          <table:table-cell office:value-type="float" office:value="353.425887393376" table:style-name="ce8">
            <text:p>353.43</text:p>
          </table:table-cell>
          <table:table-cell office:value-type="float" office:value="609.94148588180497" table:style-name="ce5">
            <text:p>609.94</text:p>
          </table:table-cell>
          <table:table-cell office:value-type="float" office:value="0" table:style-name="ce6">
            <text:p>0</text:p>
          </table:table-cell>
          <table:table-cell office:value-type="percentage" office:value="0.92308395188243197" table:style-name="ce7">
            <text:p>92.31%</text:p>
          </table:table-cell>
          <table:table-cell office:value-type="float" office:value="0" table:style-name="ce6">
            <text:p>0</text:p>
          </table:table-cell>
          <table:table-cell office:value-type="float" office:value="323.21103883001399" table:style-name="ce5">
            <text:p>323.21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610.60528111457802" table:style-name="ce5">
            <text:p>610.61</text:p>
          </table:table-cell>
          <table:table-cell office:value-type="float" office:value="153549" table:style-name="ce6">
            <text:p>153549</text:p>
          </table:table-cell>
          <table:table-cell office:value-type="percentage" office:value="0.42507545773823102" table:style-name="ce7">
            <text:p>42.51%</text:p>
          </table:table-cell>
          <table:table-cell office:value-type="float" office:value="1423" table:style-name="ce6">
            <text:p>1423</text:p>
          </table:table-cell>
          <table:table-cell office:value-type="float" office:value="93.101231414843298" table:style-name="ce5">
            <text:p>93.10</text:p>
          </table:table-cell>
          <table:table-cell office:value-type="float" office:value="609.43447780609097" table:style-name="ce8">
            <text:p>609.43</text:p>
          </table:table-cell>
          <table:table-cell office:value-type="float" office:value="0" table:style-name="ce9">
            <text:p>0</text:p>
          </table:table-cell>
          <table:table-cell office:value-type="percentage" office:value="0.43244293824515301" table:style-name="ce10">
            <text:p>43.24%</text:p>
          </table:table-cell>
          <table:table-cell office:value-type="float" office:value="0" table:style-name="ce9">
            <text:p>0</text:p>
          </table:table-cell>
          <table:table-cell office:value-type="float" office:value="90.047687232759003" table:style-name="ce8">
            <text:p>90.05</text:p>
          </table:table-cell>
          <table:table-cell office:value-type="float" office:value="609.55666279792695" table:style-name="ce5">
            <text:p>609.56</text:p>
          </table:table-cell>
          <table:table-cell office:value-type="float" office:value="0" table:style-name="ce6">
            <text:p>0</text:p>
          </table:table-cell>
          <table:table-cell office:value-type="percentage" office:value="0.87441348092761795" table:style-name="ce7">
            <text:p>87.44%</text:p>
          </table:table-cell>
          <table:table-cell office:value-type="float" office:value="0" table:style-name="ce6">
            <text:p>0</text:p>
          </table:table-cell>
          <table:table-cell office:value-type="float" office:value="89.247108027533898" table:style-name="ce5">
            <text:p>89.25</text:p>
          </table:table-cell>
          <table:table-cell table:number-columns-repeated="16366"/>
        </table:table-row>
        <table:table-row table:style-name="ro1">
          <table:covered-table-cell/>
          <table:table-cell office:value-type="float" office:value="5.0000000000000001E-3" table:number-columns-spanned="1" table:number-rows-spanned="3" table:style-name="ce14">
            <text:p>0.005</text:p>
          </table:table-cell>
          <table:table-cell office:value-type="string" table:style-name="ce2">
            <text:p>image1</text:p>
          </table:table-cell>
          <table:table-cell office:value-type="float" office:value="615.51235604286103" table:style-name="ce5">
            <text:p>615.51</text:p>
          </table:table-cell>
          <table:table-cell office:value-type="float" office:value="10695" table:style-name="ce6">
            <text:p>10695</text:p>
          </table:table-cell>
          <table:table-cell office:value-type="percentage" office:value="0.72673937775228303" table:style-name="ce7">
            <text:p>72.67%</text:p>
          </table:table-cell>
          <table:table-cell office:value-type="float" office:value="4032" table:style-name="ce6">
            <text:p>4032</text:p>
          </table:table-cell>
          <table:table-cell office:value-type="float" office:value="295.07615227050798" table:style-name="ce5">
            <text:p>295.08</text:p>
          </table:table-cell>
          <table:table-cell office:value-type="float" office:value="612.55717420578003" table:style-name="ce8">
            <text:p>612.56</text:p>
          </table:table-cell>
          <table:table-cell office:value-type="float" office:value="0" table:style-name="ce9">
            <text:p>0</text:p>
          </table:table-cell>
          <table:table-cell office:value-type="percentage" office:value="0.95398680459530605" table:style-name="ce10">
            <text:p>95.40%</text:p>
          </table:table-cell>
          <table:table-cell office:value-type="float" office:value="0" table:style-name="ce9">
            <text:p>0</text:p>
          </table:table-cell>
          <table:table-cell office:value-type="float" office:value="315.36058918194402" table:style-name="ce8">
            <text:p>315.36</text:p>
          </table:table-cell>
          <table:table-cell office:value-type="float" office:value="612.91393995285" table:style-name="ce5">
            <text:p>612.91</text:p>
          </table:table-cell>
          <table:table-cell office:value-type="float" office:value="0" table:style-name="ce6">
            <text:p>0</text:p>
          </table:table-cell>
          <table:table-cell office:value-type="percentage" office:value="0.99999999999965505" table:style-name="ce7">
            <text:p>100.00%</text:p>
          </table:table-cell>
          <table:table-cell office:value-type="float" office:value="0" table:style-name="ce6">
            <text:p>0</text:p>
          </table:table-cell>
          <table:table-cell office:value-type="float" office:value="290.65736270068902" table:style-name="ce5">
            <text:p>290.66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612.08675718307495" table:style-name="ce5">
            <text:p>612.09</text:p>
          </table:table-cell>
          <table:table-cell office:value-type="float" office:value="15200" table:style-name="ce6">
            <text:p>15200</text:p>
          </table:table-cell>
          <table:table-cell office:value-type="percentage" office:value="0.80716494271300399" table:style-name="ce7">
            <text:p>80.72%</text:p>
          </table:table-cell>
          <table:table-cell office:value-type="float" office:value="0" table:style-name="ce6">
            <text:p>0</text:p>
          </table:table-cell>
          <table:table-cell office:value-type="float" office:value="402.79519858472798" table:style-name="ce5">
            <text:p>402.80</text:p>
          </table:table-cell>
          <table:table-cell office:value-type="float" office:value="612.21111392974797" table:style-name="ce8">
            <text:p>612.21</text:p>
          </table:table-cell>
          <table:table-cell office:value-type="float" office:value="0" table:style-name="ce9">
            <text:p>0</text:p>
          </table:table-cell>
          <table:table-cell office:value-type="percentage" office:value="0.86426348388452801" table:style-name="ce10">
            <text:p>86.43%</text:p>
          </table:table-cell>
          <table:table-cell office:value-type="float" office:value="0" table:style-name="ce9">
            <text:p>0</text:p>
          </table:table-cell>
          <table:table-cell office:value-type="float" office:value="513.19932305323596" table:style-name="ce8">
            <text:p>513.20</text:p>
          </table:table-cell>
          <table:table-cell office:value-type="float" office:value="612.04689121246304" table:style-name="ce5">
            <text:p>612.05</text:p>
          </table:table-cell>
          <table:table-cell office:value-type="float" office:value="0" table:style-name="ce6">
            <text:p>0</text:p>
          </table:table-cell>
          <table:table-cell office:value-type="percentage" office:value="0.94730732134301499" table:style-name="ce7">
            <text:p>94.73%</text:p>
          </table:table-cell>
          <table:table-cell office:value-type="float" office:value="0" table:style-name="ce6">
            <text:p>0</text:p>
          </table:table-cell>
          <table:table-cell office:value-type="float" office:value="521.40284264659795" table:style-name="ce5">
            <text:p>521.40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612.03732013702302" table:style-name="ce5">
            <text:p>612.04</text:p>
          </table:table-cell>
          <table:table-cell office:value-type="float" office:value="109210" table:style-name="ce6">
            <text:p>109210</text:p>
          </table:table-cell>
          <table:table-cell office:value-type="percentage" office:value="0.82519931262805801" table:style-name="ce7">
            <text:p>82.52%</text:p>
          </table:table-cell>
          <table:table-cell office:value-type="float" office:value="20271" table:style-name="ce6">
            <text:p>20271</text:p>
          </table:table-cell>
          <table:table-cell office:value-type="float" office:value="325.47773733299903" table:style-name="ce5">
            <text:p>325.48</text:p>
          </table:table-cell>
          <table:table-cell office:value-type="float" office:value="614.84533286094597" table:style-name="ce8">
            <text:p>614.85</text:p>
          </table:table-cell>
          <table:table-cell office:value-type="float" office:value="0" table:style-name="ce9">
            <text:p>0</text:p>
          </table:table-cell>
          <table:table-cell office:value-type="percentage" office:value="0.82491135929023696" table:style-name="ce10">
            <text:p>82.49%</text:p>
          </table:table-cell>
          <table:table-cell office:value-type="float" office:value="0" table:style-name="ce9">
            <text:p>0</text:p>
          </table:table-cell>
          <table:table-cell office:value-type="float" office:value="329.33475286286102" table:style-name="ce8">
            <text:p>329.33</text:p>
          </table:table-cell>
          <table:table-cell office:value-type="float" office:value="611.91328454017605" table:style-name="ce5">
            <text:p>611.91</text:p>
          </table:table-cell>
          <table:table-cell office:value-type="float" office:value="0" table:style-name="ce6">
            <text:p>0</text:p>
          </table:table-cell>
          <table:table-cell office:value-type="percentage" office:value="0.96166880952193501" table:style-name="ce7">
            <text:p>96.17%</text:p>
          </table:table-cell>
          <table:table-cell office:value-type="float" office:value="0" table:style-name="ce6">
            <text:p>0</text:p>
          </table:table-cell>
          <table:table-cell office:value-type="float" office:value="340.98649585633399" table:style-name="ce5">
            <text:p>340.99</text:p>
          </table:table-cell>
          <table:table-cell table:number-columns-repeated="16366"/>
        </table:table-row>
        <table:table-row table:style-name="ro1">
          <table:table-cell office:value-type="string" table:number-columns-spanned="1" table:number-rows-spanned="9" table:style-name="ce14">
            <text:p>80 * 120</text:p>
          </table:table-cell>
          <table:table-cell office:value-type="float" office:value="0" table:number-columns-spanned="1" table:number-rows-spanned="3" table:style-name="ce14">
            <text:p>0</text:p>
          </table:table-cell>
          <table:table-cell office:value-type="string" table:style-name="ce2">
            <text:p>image1</text:p>
          </table:table-cell>
          <table:table-cell office:value-type="float" office:value="628.41498994827202" table:style-name="ce5">
            <text:p>628.41</text:p>
          </table:table-cell>
          <table:table-cell office:value-type="float" office:value="1555" table:style-name="ce6">
            <text:p>1555</text:p>
          </table:table-cell>
          <table:table-cell office:value-type="percentage" office:value="6.5781467968689097E-2" table:style-name="ce7">
            <text:p>6.58%</text:p>
          </table:table-cell>
          <table:table-cell office:value-type="float" office:value="2338" table:style-name="ce6">
            <text:p>2338</text:p>
          </table:table-cell>
          <table:table-cell office:value-type="float" office:value="182.611874875007" table:style-name="ce5">
            <text:p>182.61</text:p>
          </table:table-cell>
          <table:table-cell office:value-type="float" office:value="628.80402636528004" table:style-name="ce8">
            <text:p>628.80</text:p>
          </table:table-cell>
          <table:table-cell office:value-type="float" office:value="0" table:style-name="ce9">
            <text:p>0</text:p>
          </table:table-cell>
          <table:table-cell office:value-type="percentage" office:value="8.1415314567048397E-2" table:style-name="ce10">
            <text:p>8.14%</text:p>
          </table:table-cell>
          <table:table-cell office:value-type="float" office:value="3" table:style-name="ce9">
            <text:p>3</text:p>
          </table:table-cell>
          <table:table-cell office:value-type="float" office:value="183.30312472410299" table:style-name="ce8">
            <text:p>183.30</text:p>
          </table:table-cell>
          <table:table-cell office:value-type="float" office:value="631.57393789291302" table:style-name="ce5">
            <text:p>631.57</text:p>
          </table:table-cell>
          <table:table-cell office:value-type="float" office:value="0" table:style-name="ce6">
            <text:p>0</text:p>
          </table:table-cell>
          <table:table-cell office:value-type="percentage" office:value="9.3744185713142206E-2" table:style-name="ce7">
            <text:p>9.37%</text:p>
          </table:table-cell>
          <table:table-cell office:value-type="float" office:value="0" table:style-name="ce6">
            <text:p>0</text:p>
          </table:table-cell>
          <table:table-cell office:value-type="float" office:value="183.39124999999899" table:style-name="ce5">
            <text:p>183.39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639.20728015899601" table:style-name="ce5">
            <text:p>639.21</text:p>
          </table:table-cell>
          <table:table-cell office:value-type="float" office:value="53800" table:style-name="ce6">
            <text:p>53800</text:p>
          </table:table-cell>
          <table:table-cell office:value-type="percentage" office:value="0.479159402886911" table:style-name="ce7">
            <text:p>47.92%</text:p>
          </table:table-cell>
          <table:table-cell office:value-type="float" office:value="1103" table:style-name="ce6">
            <text:p>1103</text:p>
          </table:table-cell>
          <table:table-cell office:value-type="float" office:value="273.57994250570903" table:style-name="ce5">
            <text:p>273.58</text:p>
          </table:table-cell>
          <table:table-cell office:value-type="float" office:value="638.50345492362896" table:style-name="ce8">
            <text:p>638.50</text:p>
          </table:table-cell>
          <table:table-cell office:value-type="float" office:value="0" table:style-name="ce9">
            <text:p>0</text:p>
          </table:table-cell>
          <table:table-cell office:value-type="percentage" office:value="0.474457198870881" table:style-name="ce10">
            <text:p>47.45%</text:p>
          </table:table-cell>
          <table:table-cell office:value-type="float" office:value="0" table:style-name="ce9">
            <text:p>0</text:p>
          </table:table-cell>
          <table:table-cell office:value-type="float" office:value="273.57966051523999" table:style-name="ce8">
            <text:p>273.58</text:p>
          </table:table-cell>
          <table:table-cell office:value-type="float" office:value="638.83566522598198" table:style-name="ce5">
            <text:p>638.84</text:p>
          </table:table-cell>
          <table:table-cell office:value-type="float" office:value="0" table:style-name="ce6">
            <text:p>0</text:p>
          </table:table-cell>
          <table:table-cell office:value-type="percentage" office:value="0.475990155983612" table:style-name="ce7">
            <text:p>47.60%</text:p>
          </table:table-cell>
          <table:table-cell office:value-type="float" office:value="0" table:style-name="ce6">
            <text:p>0</text:p>
          </table:table-cell>
          <table:table-cell office:value-type="float" office:value="273.579647270066" table:style-name="ce5">
            <text:p>273.58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672.40431499481201" table:style-name="ce5">
            <text:p>672.40</text:p>
          </table:table-cell>
          <table:table-cell office:value-type="float" office:value="40167" table:style-name="ce6">
            <text:p>40167</text:p>
          </table:table-cell>
          <table:table-cell office:value-type="percentage" office:value="6.2794119708943399E-2" table:style-name="ce7">
            <text:p>6.28%</text:p>
          </table:table-cell>
          <table:table-cell office:value-type="float" office:value="1480" table:style-name="ce6">
            <text:p>1480</text:p>
          </table:table-cell>
          <table:table-cell office:value-type="float" office:value="115.302999999999" table:style-name="ce5">
            <text:p>115.30</text:p>
          </table:table-cell>
          <table:table-cell office:value-type="float" office:value="686.53750634193398" table:style-name="ce8">
            <text:p>686.54</text:p>
          </table:table-cell>
          <table:table-cell office:value-type="float" office:value="5633" table:style-name="ce9">
            <text:p>5633</text:p>
          </table:table-cell>
          <table:table-cell office:value-type="percentage" office:value="5.3565099326201099E-2" table:style-name="ce10">
            <text:p>5.36%</text:p>
          </table:table-cell>
          <table:table-cell office:value-type="float" office:value="0" table:style-name="ce9">
            <text:p>0</text:p>
          </table:table-cell>
          <table:table-cell office:value-type="float" office:value="114.287749980996" table:style-name="ce8">
            <text:p>114.29</text:p>
          </table:table-cell>
          <table:table-cell office:value-type="float" office:value="687.72191357612598" table:style-name="ce5">
            <text:p>687.72</text:p>
          </table:table-cell>
          <table:table-cell office:value-type="float" office:value="4159" table:style-name="ce6">
            <text:p>4159</text:p>
          </table:table-cell>
          <table:table-cell office:value-type="percentage" office:value="5.4634203656746101E-2" table:style-name="ce7">
            <text:p>5.46%</text:p>
          </table:table-cell>
          <table:table-cell office:value-type="float" office:value="0" table:style-name="ce6">
            <text:p>0</text:p>
          </table:table-cell>
          <table:table-cell office:value-type="float" office:value="114.287749990693" table:style-name="ce5">
            <text:p>114.29</text:p>
          </table:table-cell>
          <table:table-cell table:number-columns-repeated="16366"/>
        </table:table-row>
        <table:table-row table:style-name="ro1">
          <table:covered-table-cell/>
          <table:table-cell office:value-type="float" office:value="1E-3" table:number-columns-spanned="1" table:number-rows-spanned="3" table:style-name="ce14">
            <text:p>0.001</text:p>
          </table:table-cell>
          <table:table-cell office:value-type="string" table:style-name="ce2">
            <text:p>image1</text:p>
          </table:table-cell>
          <table:table-cell office:value-type="float" office:value="642.40371274948097" table:style-name="ce5">
            <text:p>642.40</text:p>
          </table:table-cell>
          <table:table-cell office:value-type="float" office:value="0" table:style-name="ce6">
            <text:p>0</text:p>
          </table:table-cell>
          <table:table-cell office:value-type="percentage" office:value="0.62610997548440295" table:style-name="ce7">
            <text:p>62.61%</text:p>
          </table:table-cell>
          <table:table-cell office:value-type="float" office:value="0" table:style-name="ce6">
            <text:p>0</text:p>
          </table:table-cell>
          <table:table-cell office:value-type="float" office:value="434.74828999916298" table:style-name="ce5">
            <text:p>434.75</text:p>
          </table:table-cell>
          <table:table-cell office:value-type="float" office:value="650.26666235923699" table:style-name="ce8">
            <text:p>650.27</text:p>
          </table:table-cell>
          <table:table-cell office:value-type="float" office:value="0" table:style-name="ce9">
            <text:p>0</text:p>
          </table:table-cell>
          <table:table-cell office:value-type="percentage" office:value="0.99999999999980804" table:style-name="ce10">
            <text:p>100.00%</text:p>
          </table:table-cell>
          <table:table-cell office:value-type="float" office:value="0" table:style-name="ce9">
            <text:p>0</text:p>
          </table:table-cell>
          <table:table-cell office:value-type="float" office:value="522.013558965833" table:style-name="ce8">
            <text:p>522.01</text:p>
          </table:table-cell>
          <table:table-cell office:value-type="float" office:value="658.75562238693203" table:style-name="ce5">
            <text:p>658.76</text:p>
          </table:table-cell>
          <table:table-cell office:value-type="float" office:value="0" table:style-name="ce6">
            <text:p>0</text:p>
          </table:table-cell>
          <table:table-cell office:value-type="percentage" office:value="0.99999999999987299" table:style-name="ce7">
            <text:p>100.00%</text:p>
          </table:table-cell>
          <table:table-cell office:value-type="float" office:value="0" table:style-name="ce6">
            <text:p>0</text:p>
          </table:table-cell>
          <table:table-cell office:value-type="float" office:value="791.04777020487495" table:style-name="ce5">
            <text:p>791.05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646.82052087783802" table:style-name="ce5">
            <text:p>646.82</text:p>
          </table:table-cell>
          <table:table-cell office:value-type="float" office:value="26080" table:style-name="ce6">
            <text:p>26080</text:p>
          </table:table-cell>
          <table:table-cell office:value-type="percentage" office:value="0.89898548070412199" table:style-name="ce7">
            <text:p>89.90%</text:p>
          </table:table-cell>
          <table:table-cell office:value-type="float" office:value="0" table:style-name="ce6">
            <text:p>0</text:p>
          </table:table-cell>
          <table:table-cell office:value-type="float" office:value="1431.9299880180599" table:style-name="ce5">
            <text:p>1431.93</text:p>
          </table:table-cell>
          <table:table-cell office:value-type="float" office:value="654.23655843734696" table:style-name="ce8">
            <text:p>654.24</text:p>
          </table:table-cell>
          <table:table-cell office:value-type="float" office:value="0" table:style-name="ce9">
            <text:p>0</text:p>
          </table:table-cell>
          <table:table-cell office:value-type="percentage" office:value="0.99999999999992095" table:style-name="ce10">
            <text:p>100.00%</text:p>
          </table:table-cell>
          <table:table-cell office:value-type="float" office:value="0" table:style-name="ce9">
            <text:p>0</text:p>
          </table:table-cell>
          <table:table-cell office:value-type="float" office:value="1265.3979812328901" table:style-name="ce8">
            <text:p>1265.40</text:p>
          </table:table-cell>
          <table:table-cell office:value-type="float" office:value="693.88695430755604" table:style-name="ce5">
            <text:p>693.89</text:p>
          </table:table-cell>
          <table:table-cell office:value-type="float" office:value="0" table:style-name="ce6">
            <text:p>0</text:p>
          </table:table-cell>
          <table:table-cell office:value-type="percentage" office:value="0.99999999999993405" table:style-name="ce7">
            <text:p>100.00%</text:p>
          </table:table-cell>
          <table:table-cell office:value-type="float" office:value="0" table:style-name="ce6">
            <text:p>0</text:p>
          </table:table-cell>
          <table:table-cell office:value-type="float" office:value="1536.1090716742201" table:style-name="ce5">
            <text:p>1536.11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648.01309752464294" table:style-name="ce5">
            <text:p>648.01</text:p>
          </table:table-cell>
          <table:table-cell office:value-type="float" office:value="35140" table:style-name="ce6">
            <text:p>35140</text:p>
          </table:table-cell>
          <table:table-cell office:value-type="percentage" office:value="0.89282219874758895" table:style-name="ce7">
            <text:p>89.28%</text:p>
          </table:table-cell>
          <table:table-cell office:value-type="float" office:value="0" table:style-name="ce6">
            <text:p>0</text:p>
          </table:table-cell>
          <table:table-cell office:value-type="float" office:value="1015.39099677397" table:style-name="ce5">
            <text:p>1015.39</text:p>
          </table:table-cell>
          <table:table-cell office:value-type="float" office:value="657.055057764053" table:style-name="ce8">
            <text:p>657.06</text:p>
          </table:table-cell>
          <table:table-cell office:value-type="float" office:value="0" table:style-name="ce9">
            <text:p>0</text:p>
          </table:table-cell>
          <table:table-cell office:value-type="percentage" office:value="0.99999999999990596" table:style-name="ce10">
            <text:p>100.00%</text:p>
          </table:table-cell>
          <table:table-cell office:value-type="float" office:value="0" table:style-name="ce9">
            <text:p>0</text:p>
          </table:table-cell>
          <table:table-cell office:value-type="float" office:value="1063.83151427029" table:style-name="ce8">
            <text:p>1063.83</text:p>
          </table:table-cell>
          <table:table-cell office:value-type="float" office:value="656.872262954711" table:style-name="ce5">
            <text:p>656.87</text:p>
          </table:table-cell>
          <table:table-cell office:value-type="float" office:value="0" table:style-name="ce6">
            <text:p>0</text:p>
          </table:table-cell>
          <table:table-cell office:value-type="percentage" office:value="0.99999999999990896" table:style-name="ce7">
            <text:p>100.00%</text:p>
          </table:table-cell>
          <table:table-cell office:value-type="float" office:value="0" table:style-name="ce6">
            <text:p>0</text:p>
          </table:table-cell>
          <table:table-cell office:value-type="float" office:value="1108.0564352439401" table:style-name="ce5">
            <text:p>1108.06</text:p>
          </table:table-cell>
          <table:table-cell table:number-columns-repeated="16366"/>
        </table:table-row>
        <table:table-row table:style-name="ro1">
          <table:covered-table-cell/>
          <table:table-cell office:value-type="float" office:value="5.0000000000000001E-3" table:number-columns-spanned="1" table:number-rows-spanned="3" table:style-name="ce14">
            <text:p>0.005</text:p>
          </table:table-cell>
          <table:table-cell office:value-type="string" table:style-name="ce2">
            <text:p>image1</text:p>
          </table:table-cell>
          <table:table-cell office:value-type="float" office:value="652.12478613853398" table:style-name="ce5">
            <text:p>652.12</text:p>
          </table:table-cell>
          <table:table-cell office:value-type="float" office:value="0" table:style-name="ce6">
            <text:p>0</text:p>
          </table:table-cell>
          <table:table-cell office:value-type="percentage" office:value="0.87428171252074804" table:style-name="ce7">
            <text:p>87.43%</text:p>
          </table:table-cell>
          <table:table-cell office:value-type="float" office:value="0" table:style-name="ce6">
            <text:p>0</text:p>
          </table:table-cell>
          <table:table-cell office:value-type="float" office:value="1403.8882832566601" table:style-name="ce5">
            <text:p>1403.89</text:p>
          </table:table-cell>
          <table:table-cell office:value-type="float" office:value="666.38956451416004" table:style-name="ce8">
            <text:p>666.39</text:p>
          </table:table-cell>
          <table:table-cell office:value-type="float" office:value="0" table:style-name="ce9">
            <text:p>0</text:p>
          </table:table-cell>
          <table:table-cell office:value-type="percentage" office:value="0.99999999999993205" table:style-name="ce10">
            <text:p>100.00%</text:p>
          </table:table-cell>
          <table:table-cell office:value-type="float" office:value="0" table:style-name="ce9">
            <text:p>0</text:p>
          </table:table-cell>
          <table:table-cell office:value-type="float" office:value="1479.9057573048201" table:style-name="ce8">
            <text:p>1479.91</text:p>
          </table:table-cell>
          <table:table-cell office:value-type="float" office:value="663.97630262374798" table:style-name="ce5">
            <text:p>663.98</text:p>
          </table:table-cell>
          <table:table-cell office:value-type="float" office:value="0" table:style-name="ce6">
            <text:p>0</text:p>
          </table:table-cell>
          <table:table-cell office:value-type="percentage" office:value="0.99999999999992795" table:style-name="ce7">
            <text:p>100.00%</text:p>
          </table:table-cell>
          <table:table-cell office:value-type="float" office:value="0" table:style-name="ce6">
            <text:p>0</text:p>
          </table:table-cell>
          <table:table-cell office:value-type="float" office:value="1406.60759143529" table:style-name="ce5">
            <text:p>1406.61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653.42040228843598" table:style-name="ce5">
            <text:p>653.42</text:p>
          </table:table-cell>
          <table:table-cell office:value-type="float" office:value="0" table:style-name="ce6">
            <text:p>0</text:p>
          </table:table-cell>
          <table:table-cell office:value-type="percentage" office:value="0.93939881694934502" table:style-name="ce7">
            <text:p>93.94%</text:p>
          </table:table-cell>
          <table:table-cell office:value-type="float" office:value="0" table:style-name="ce6">
            <text:p>0</text:p>
          </table:table-cell>
          <table:table-cell office:value-type="float" office:value="2694.43010376555" table:style-name="ce5">
            <text:p>2694.43</text:p>
          </table:table-cell>
          <table:table-cell office:value-type="float" office:value="672.593471050262" table:style-name="ce8">
            <text:p>672.59</text:p>
          </table:table-cell>
          <table:table-cell office:value-type="float" office:value="0" table:style-name="ce9">
            <text:p>0</text:p>
          </table:table-cell>
          <table:table-cell office:value-type="percentage" office:value="0.99999999999995803" table:style-name="ce10">
            <text:p>100.00%</text:p>
          </table:table-cell>
          <table:table-cell office:value-type="float" office:value="0" table:style-name="ce9">
            <text:p>0</text:p>
          </table:table-cell>
          <table:table-cell office:value-type="float" office:value="2423.3887457374099" table:style-name="ce8">
            <text:p>2423.39</text:p>
          </table:table-cell>
          <table:table-cell office:value-type="float" office:value="669.06713795661904" table:style-name="ce5">
            <text:p>669.07</text:p>
          </table:table-cell>
          <table:table-cell office:value-type="float" office:value="0" table:style-name="ce6">
            <text:p>0</text:p>
          </table:table-cell>
          <table:table-cell office:value-type="percentage" office:value="0.99999999999996103" table:style-name="ce7">
            <text:p>100.00%</text:p>
          </table:table-cell>
          <table:table-cell office:value-type="float" office:value="0" table:style-name="ce6">
            <text:p>0</text:p>
          </table:table-cell>
          <table:table-cell office:value-type="float" office:value="2580.4598730113498" table:style-name="ce5">
            <text:p>2580.46</text:p>
          </table:table-cell>
          <table:table-cell table:number-columns-repeated="16366"/>
        </table:table-row>
        <table:table-row table:style-name="ro1"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653.41163730621304" table:style-name="ce5">
            <text:p>653.41</text:p>
          </table:table-cell>
          <table:table-cell office:value-type="float" office:value="9710" table:style-name="ce6">
            <text:p>9710</text:p>
          </table:table-cell>
          <table:table-cell office:value-type="percentage" office:value="0.92674517013936997" table:style-name="ce7">
            <text:p>92.67%</text:p>
          </table:table-cell>
          <table:table-cell office:value-type="float" office:value="0" table:style-name="ce6">
            <text:p>0</text:p>
          </table:table-cell>
          <table:table-cell office:value-type="float" office:value="1753.4946755646599" table:style-name="ce5">
            <text:p>1753.49</text:p>
          </table:table-cell>
          <table:table-cell office:value-type="float" office:value="670.79943037033001" table:style-name="ce8">
            <text:p>670.80</text:p>
          </table:table-cell>
          <table:table-cell office:value-type="float" office:value="0" table:style-name="ce9">
            <text:p>0</text:p>
          </table:table-cell>
          <table:table-cell office:value-type="percentage" office:value="0.99999999999993805" table:style-name="ce10">
            <text:p>100.00%</text:p>
          </table:table-cell>
          <table:table-cell office:value-type="float" office:value="0" table:style-name="ce9">
            <text:p>0</text:p>
          </table:table-cell>
          <table:table-cell office:value-type="float" office:value="1623.8901462000799" table:style-name="ce8">
            <text:p>1623.89</text:p>
          </table:table-cell>
          <table:table-cell office:value-type="float" office:value="667.226212739944" table:style-name="ce5">
            <text:p>667.23</text:p>
          </table:table-cell>
          <table:table-cell office:value-type="float" office:value="0" table:style-name="ce6">
            <text:p>0</text:p>
          </table:table-cell>
          <table:table-cell office:value-type="percentage" office:value="0.99999999999993605" table:style-name="ce7">
            <text:p>100.00%</text:p>
          </table:table-cell>
          <table:table-cell office:value-type="float" office:value="0" table:style-name="ce6">
            <text:p>0</text:p>
          </table:table-cell>
          <table:table-cell office:value-type="float" office:value="1565.00544524517" table:style-name="ce5">
            <text:p>1565.01</text:p>
          </table:table-cell>
          <table:table-cell table:number-columns-repeated="16366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1"/>
          <table:table-cell table:number-columns-repeated="23" table:style-name="ce1"/>
          <table:table-cell office:value-type="string" table:style-name="ce1">
            <text:p>S</text:p>
          </table:table-cell>
          <table:table-cell table:number-columns-repeated="16359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Sheet1.$A$1:Sheet1.$B$1048576" table:base-cell-address="Sheet1.$A$1"/>
        </table:named-expressions>
      </table:table>
      <table:table table:name="vis" table:style-name="ta1">
        <table:table-column table:style-name="co7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4" table:number-columns-repeated="15" table:default-cell-style-name="ce1"/>
        <table:table-column table:style-name="co5" table:number-columns-repeated="5" table:default-cell-style-name="ce1"/>
        <table:table-column table:style-name="co6" table:number-columns-repeated="2" table:default-cell-style-name="ce1"/>
        <table:table-column table:style-name="co7" table:number-columns-repeated="16357" table:default-cell-style-name="ce1"/>
        <table:table-row table:style-name="ro1">
          <table:table-cell table:number-columns-repeated="21" table:style-name="ce16"/>
          <table:table-cell table:number-columns-repeated="16363"/>
        </table:table-row>
        <table:table-row table:style-name="ro1">
          <table:table-cell table:number-columns-repeated="5" table:style-name="ce16"/>
          <table:table-cell office:value-type="string" table:number-columns-spanned="5" table:number-rows-spanned="1" table:style-name="ce12">
            <text:p>Original</text:p>
          </table:table-cell>
          <table:covered-table-cell table:number-columns-repeated="4"/>
          <table:table-cell office:value-type="string" table:number-columns-spanned="5" table:number-rows-spanned="1" table:style-name="ce13">
            <text:p>3cycle</text:p>
          </table:table-cell>
          <table:covered-table-cell table:number-columns-repeated="4"/>
          <table:table-cell office:value-type="string" table:number-columns-spanned="5" table:number-rows-spanned="1" table:style-name="ce12">
            <text:p>3cycle+4cycle</text:p>
          </table:table-cell>
          <table:covered-table-cell table:number-columns-repeated="4"/>
          <table:table-cell table:style-name="ce16"/>
          <table:table-cell table:number-columns-repeated="16363"/>
        </table:table-row>
        <table:table-row table:style-name="ro1">
          <table:table-cell table:style-name="ce16"/>
          <table:table-cell office:value-type="string" table:style-name="ce2">
            <text:p>Size</text:p>
          </table:table-cell>
          <table:table-cell office:value-type="string" table:style-name="ce2">
            <text:p>Gaussian Noises</text:p>
          </table:table-cell>
          <table:table-cell office:value-type="string" table:style-name="ce2">
            <text:p>Image</text:p>
          </table:table-cell>
          <table:table-cell office:value-type="string" table:style-name="ce15">
            <text:p>Test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Nodes</text:p>
          </table:table-cell>
          <table:table-cell office:value-type="string" table:style-name="ce3">
            <text:p>Gap</text:p>
          </table:table-cell>
          <table:table-cell office:value-type="string" table:style-name="ce3">
            <text:p>Cuts</text:p>
          </table:table-cell>
          <table:table-cell office:value-type="string" table:style-name="ce3">
            <text:p>Obj</text:p>
          </table:table-cell>
          <table:table-cell office:value-type="string" table:style-name="ce4">
            <text:p>Time</text:p>
          </table:table-cell>
          <table:table-cell office:value-type="string" table:style-name="ce4">
            <text:p>Nodes</text:p>
          </table:table-cell>
          <table:table-cell office:value-type="string" table:style-name="ce4">
            <text:p>Gap</text:p>
          </table:table-cell>
          <table:table-cell office:value-type="string" table:style-name="ce4">
            <text:p>Cuts</text:p>
          </table:table-cell>
          <table:table-cell office:value-type="string" table:style-name="ce4">
            <text:p>Obj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Nodes</text:p>
          </table:table-cell>
          <table:table-cell office:value-type="string" table:style-name="ce3">
            <text:p>Gap</text:p>
          </table:table-cell>
          <table:table-cell office:value-type="string" table:style-name="ce3">
            <text:p>Cuts</text:p>
          </table:table-cell>
          <table:table-cell office:value-type="string" table:style-name="ce3">
            <text:p>Obj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table-cell office:value-type="string" table:number-columns-spanned="1" table:number-rows-spanned="9" table:style-name="ce14">
            <text:p>20 * 30</text:p>
          </table:table-cell>
          <table:table-cell office:value-type="float" office:value="0" table:number-columns-spanned="1" table:number-rows-spanned="3" table:style-name="ce14">
            <text:p>0</text:p>
          </table:table-cell>
          <table:table-cell office:value-type="string" table:style-name="ce2">
            <text:p>image1</text:p>
          </table:table-cell>
          <table:table-cell office:value-type="float" office:value="1" table:style-name="ce15">
            <text:p>1</text:p>
          </table:table-cell>
          <table:table-cell office:value-type="float" office:value="605.26184964179902" table:style-name="ce5">
            <text:p>605.26</text:p>
          </table:table-cell>
          <table:table-cell office:value-type="float" office:value="153302" table:style-name="ce6">
            <text:p>153302</text:p>
          </table:table-cell>
          <table:table-cell office:value-type="percentage" office:value="0.26918685217745097" table:style-name="ce7">
            <text:p>26.92%</text:p>
          </table:table-cell>
          <table:table-cell office:value-type="float" office:value="1701" table:style-name="ce6">
            <text:p>1701</text:p>
          </table:table-cell>
          <table:table-cell office:value-type="float" office:value="51.7399998229536" table:style-name="ce5">
            <text:p>51.74</text:p>
          </table:table-cell>
          <table:table-cell office:value-type="float" office:value="602.11883854866005" table:style-name="ce8">
            <text:p>602.12</text:p>
          </table:table-cell>
          <table:table-cell office:value-type="float" office:value="16520" table:style-name="ce9">
            <text:p>16520</text:p>
          </table:table-cell>
          <table:table-cell office:value-type="percentage" office:value="0.23511487610468201" table:style-name="ce10">
            <text:p>23.51%</text:p>
          </table:table-cell>
          <table:table-cell office:value-type="float" office:value="8" table:style-name="ce9">
            <text:p>8</text:p>
          </table:table-cell>
          <table:table-cell office:value-type="float" office:value="51.159999999999897" table:style-name="ce8">
            <text:p>51.16</text:p>
          </table:table-cell>
          <table:table-cell office:value-type="float" office:value="601.98861265182495" table:style-name="ce5">
            <text:p>601.99</text:p>
          </table:table-cell>
          <table:table-cell office:value-type="float" office:value="12727" table:style-name="ce6">
            <text:p>12727</text:p>
          </table:table-cell>
          <table:table-cell office:value-type="percentage" office:value="0.22645877040051299" table:style-name="ce7">
            <text:p>22.65%</text:p>
          </table:table-cell>
          <table:table-cell office:value-type="float" office:value="3" table:style-name="ce6">
            <text:p>3</text:p>
          </table:table-cell>
          <table:table-cell office:value-type="float" office:value="50.782499999992197" table:style-name="ce5">
            <text:p>50.78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2" table:style-name="ce15">
            <text:p>2</text:p>
          </table:table-cell>
          <table:table-cell office:value-type="float" office:value="606.95709371566704" table:style-name="ce5">
            <text:p>606.96</text:p>
          </table:table-cell>
          <table:table-cell office:value-type="float" office:value="40795" table:style-name="ce6">
            <text:p>40795</text:p>
          </table:table-cell>
          <table:table-cell office:value-type="percentage" office:value="0.25389891992625802" table:style-name="ce7">
            <text:p>25.39%</text:p>
          </table:table-cell>
          <table:table-cell office:value-type="float" office:value="9254" table:style-name="ce6">
            <text:p>9254</text:p>
          </table:table-cell>
          <table:table-cell office:value-type="float" office:value="51.026695018920798" table:style-name="ce5">
            <text:p>51.03</text:p>
          </table:table-cell>
          <table:table-cell office:value-type="float" office:value="605.86051845550503" table:style-name="ce8">
            <text:p>605.86</text:p>
          </table:table-cell>
          <table:table-cell office:value-type="float" office:value="48345" table:style-name="ce9">
            <text:p>48345</text:p>
          </table:table-cell>
          <table:table-cell office:value-type="percentage" office:value="7.4298174193929006E-2" table:style-name="ce10">
            <text:p>7.43%</text:p>
          </table:table-cell>
          <table:table-cell office:value-type="float" office:value="207" table:style-name="ce9">
            <text:p>207</text:p>
          </table:table-cell>
          <table:table-cell office:value-type="float" office:value="43.608799926208199" table:style-name="ce8">
            <text:p>43.61</text:p>
          </table:table-cell>
          <table:table-cell office:value-type="float" office:value="605.63345241546597" table:style-name="ce5">
            <text:p>605.63</text:p>
          </table:table-cell>
          <table:table-cell office:value-type="float" office:value="30551" table:style-name="ce6">
            <text:p>30551</text:p>
          </table:table-cell>
          <table:table-cell office:value-type="percentage" office:value="9.1188855868906696E-2" table:style-name="ce7">
            <text:p>9.12%</text:p>
          </table:table-cell>
          <table:table-cell office:value-type="float" office:value="20" table:style-name="ce6">
            <text:p>20</text:p>
          </table:table-cell>
          <table:table-cell office:value-type="float" office:value="44.364800000000102" table:style-name="ce5">
            <text:p>44.36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3" table:style-name="ce15">
            <text:p>3</text:p>
          </table:table-cell>
          <table:table-cell office:value-type="float" office:value="607.72743511199894" table:style-name="ce5">
            <text:p>607.73</text:p>
          </table:table-cell>
          <table:table-cell office:value-type="float" office:value="466169" table:style-name="ce6">
            <text:p>466169</text:p>
          </table:table-cell>
          <table:table-cell office:value-type="percentage" office:value="6.9166766834149407E-2" table:style-name="ce7">
            <text:p>6.92%</text:p>
          </table:table-cell>
          <table:table-cell office:value-type="float" office:value="1292" table:style-name="ce6">
            <text:p>1292</text:p>
          </table:table-cell>
          <table:table-cell office:value-type="float" office:value="27.408999881546801" table:style-name="ce5">
            <text:p>27.41</text:p>
          </table:table-cell>
          <table:table-cell office:value-type="float" office:value="610.92741703987099" table:style-name="ce8">
            <text:p>610.93</text:p>
          </table:table-cell>
          <table:table-cell office:value-type="float" office:value="137406" table:style-name="ce9">
            <text:p>137406</text:p>
          </table:table-cell>
          <table:table-cell office:value-type="percentage" office:value="2.7288513789575499E-2" table:style-name="ce10">
            <text:p>2.73%</text:p>
          </table:table-cell>
          <table:table-cell office:value-type="float" office:value="0" table:style-name="ce9">
            <text:p>0</text:p>
          </table:table-cell>
          <table:table-cell office:value-type="float" office:value="27.408999962491801" table:style-name="ce8">
            <text:p>27.41</text:p>
          </table:table-cell>
          <table:table-cell office:value-type="float" office:value="609.92486715316704" table:style-name="ce5">
            <text:p>609.92</text:p>
          </table:table-cell>
          <table:table-cell office:value-type="float" office:value="97026" table:style-name="ce6">
            <text:p>97026</text:p>
          </table:table-cell>
          <table:table-cell office:value-type="percentage" office:value="3.2489816592193202E-2" table:style-name="ce7">
            <text:p>3.25%</text:p>
          </table:table-cell>
          <table:table-cell office:value-type="float" office:value="0" table:style-name="ce6">
            <text:p>0</text:p>
          </table:table-cell>
          <table:table-cell office:value-type="float" office:value="27.408999967783" table:style-name="ce5">
            <text:p>27.41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table-cell office:value-type="float" office:value="1E-3" table:number-columns-spanned="1" table:number-rows-spanned="3" table:style-name="ce14">
            <text:p>0.001</text:p>
          </table:table-cell>
          <table:table-cell office:value-type="string" table:style-name="ce2">
            <text:p>image1</text:p>
          </table:table-cell>
          <table:table-cell office:value-type="float" office:value="4" table:style-name="ce15">
            <text:p>4</text:p>
          </table:table-cell>
          <table:table-cell office:value-type="float" office:value="602.28249669075001" table:style-name="ce5">
            <text:p>602.28</text:p>
          </table:table-cell>
          <table:table-cell office:value-type="float" office:value="236075" table:style-name="ce6">
            <text:p>236075</text:p>
          </table:table-cell>
          <table:table-cell office:value-type="percentage" office:value="0.47746874180913701" table:style-name="ce7">
            <text:p>47.75%</text:p>
          </table:table-cell>
          <table:table-cell office:value-type="float" office:value="7047" table:style-name="ce6">
            <text:p>7047</text:p>
          </table:table-cell>
          <table:table-cell office:value-type="float" office:value="69.2462006320428" table:style-name="ce5">
            <text:p>69.25</text:p>
          </table:table-cell>
          <table:table-cell office:value-type="float" office:value="602.36871600151005" table:style-name="ce8">
            <text:p>602.37</text:p>
          </table:table-cell>
          <table:table-cell office:value-type="float" office:value="21622" table:style-name="ce9">
            <text:p>21622</text:p>
          </table:table-cell>
          <table:table-cell office:value-type="percentage" office:value="0.37486863612403198" table:style-name="ce10">
            <text:p>37.49%</text:p>
          </table:table-cell>
          <table:table-cell office:value-type="float" office:value="27" table:style-name="ce9">
            <text:p>27</text:p>
          </table:table-cell>
          <table:table-cell office:value-type="float" office:value="61.673550001408103" table:style-name="ce8">
            <text:p>61.67</text:p>
          </table:table-cell>
          <table:table-cell office:value-type="float" office:value="602.48262643813996" table:style-name="ce5">
            <text:p>602.48</text:p>
          </table:table-cell>
          <table:table-cell office:value-type="float" office:value="18399" table:style-name="ce6">
            <text:p>18399</text:p>
          </table:table-cell>
          <table:table-cell office:value-type="percentage" office:value="0.37585499511425202" table:style-name="ce7">
            <text:p>37.59%</text:p>
          </table:table-cell>
          <table:table-cell office:value-type="float" office:value="144" table:style-name="ce6">
            <text:p>144</text:p>
          </table:table-cell>
          <table:table-cell office:value-type="float" office:value="61.641931764224999" table:style-name="ce5">
            <text:p>61.64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5" table:style-name="ce15">
            <text:p>5</text:p>
          </table:table-cell>
          <table:table-cell office:value-type="float" office:value="602.66747975349404" table:style-name="ce5">
            <text:p>602.67</text:p>
          </table:table-cell>
          <table:table-cell office:value-type="float" office:value="74941" table:style-name="ce6">
            <text:p>74941</text:p>
          </table:table-cell>
          <table:table-cell office:value-type="percentage" office:value="0.606081143167301" table:style-name="ce7">
            <text:p>60.61%</text:p>
          </table:table-cell>
          <table:table-cell office:value-type="float" office:value="9617" table:style-name="ce6">
            <text:p>9617</text:p>
          </table:table-cell>
          <table:table-cell office:value-type="float" office:value="94.981794546928199" table:style-name="ce5">
            <text:p>94.98</text:p>
          </table:table-cell>
          <table:table-cell office:value-type="float" office:value="602.49095702171303" table:style-name="ce8">
            <text:p>602.49</text:p>
          </table:table-cell>
          <table:table-cell office:value-type="float" office:value="24504" table:style-name="ce9">
            <text:p>24504</text:p>
          </table:table-cell>
          <table:table-cell office:value-type="percentage" office:value="0.12921658997372901" table:style-name="ce10">
            <text:p>12.92%</text:p>
          </table:table-cell>
          <table:table-cell office:value-type="float" office:value="56" table:style-name="ce9">
            <text:p>56</text:p>
          </table:table-cell>
          <table:table-cell office:value-type="float" office:value="44.5197184362776" table:style-name="ce8">
            <text:p>44.52</text:p>
          </table:table-cell>
          <table:table-cell office:value-type="float" office:value="602.84221100807099" table:style-name="ce5">
            <text:p>602.84</text:p>
          </table:table-cell>
          <table:table-cell office:value-type="float" office:value="24207" table:style-name="ce6">
            <text:p>24207</text:p>
          </table:table-cell>
          <table:table-cell office:value-type="percentage" office:value="0.13126461150934901" table:style-name="ce7">
            <text:p>13.13%</text:p>
          </table:table-cell>
          <table:table-cell office:value-type="float" office:value="7" table:style-name="ce6">
            <text:p>7</text:p>
          </table:table-cell>
          <table:table-cell office:value-type="float" office:value="44.806423010817603" table:style-name="ce5">
            <text:p>44.81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6" table:style-name="ce15">
            <text:p>6</text:p>
          </table:table-cell>
          <table:table-cell office:value-type="float" office:value="602.38700652122498" table:style-name="ce5">
            <text:p>602.39</text:p>
          </table:table-cell>
          <table:table-cell office:value-type="float" office:value="805881" table:style-name="ce6">
            <text:p>805881</text:p>
          </table:table-cell>
          <table:table-cell office:value-type="percentage" office:value="0.120255020788424" table:style-name="ce7">
            <text:p>12.03%</text:p>
          </table:table-cell>
          <table:table-cell office:value-type="float" office:value="943" table:style-name="ce6">
            <text:p>943</text:p>
          </table:table-cell>
          <table:table-cell office:value-type="float" office:value="28.562327308171099" table:style-name="ce5">
            <text:p>28.56</text:p>
          </table:table-cell>
          <table:table-cell office:value-type="float" office:value="602.46369624137799" table:style-name="ce8">
            <text:p>602.46</text:p>
          </table:table-cell>
          <table:table-cell office:value-type="float" office:value="19117" table:style-name="ce9">
            <text:p>19117</text:p>
          </table:table-cell>
          <table:table-cell office:value-type="percentage" office:value="0.10493355452605301" table:style-name="ce10">
            <text:p>10.49%</text:p>
          </table:table-cell>
          <table:table-cell office:value-type="float" office:value="0" table:style-name="ce9">
            <text:p>0</text:p>
          </table:table-cell>
          <table:table-cell office:value-type="float" office:value="28.732315780107601" table:style-name="ce8">
            <text:p>28.73</text:p>
          </table:table-cell>
          <table:table-cell office:value-type="float" office:value="602.96109509467999" table:style-name="ce5">
            <text:p>602.96</text:p>
          </table:table-cell>
          <table:table-cell office:value-type="float" office:value="17789" table:style-name="ce6">
            <text:p>17789</text:p>
          </table:table-cell>
          <table:table-cell office:value-type="percentage" office:value="0.131145065442833" table:style-name="ce7">
            <text:p>13.11%</text:p>
          </table:table-cell>
          <table:table-cell office:value-type="float" office:value="0" table:style-name="ce6">
            <text:p>0</text:p>
          </table:table-cell>
          <table:table-cell office:value-type="float" office:value="29.579621755330699" table:style-name="ce5">
            <text:p>29.58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table-cell office:value-type="float" office:value="5.0000000000000001E-3" table:number-columns-spanned="1" table:number-rows-spanned="3" table:style-name="ce14">
            <text:p>0.005</text:p>
          </table:table-cell>
          <table:table-cell office:value-type="string" table:style-name="ce2">
            <text:p>image1</text:p>
          </table:table-cell>
          <table:table-cell office:value-type="float" office:value="7" table:style-name="ce15">
            <text:p>7</text:p>
          </table:table-cell>
          <table:table-cell office:value-type="float" office:value="607.22917580604496" table:style-name="ce5">
            <text:p>607.23</text:p>
          </table:table-cell>
          <table:table-cell office:value-type="float" office:value="327694" table:style-name="ce6">
            <text:p>327694</text:p>
          </table:table-cell>
          <table:table-cell office:value-type="percentage" office:value="0.51551719644893901" table:style-name="ce7">
            <text:p>51.55%</text:p>
          </table:table-cell>
          <table:table-cell office:value-type="float" office:value="328" table:style-name="ce6">
            <text:p>328</text:p>
          </table:table-cell>
          <table:table-cell office:value-type="float" office:value="76.256815683296907" table:style-name="ce5">
            <text:p>76.26</text:p>
          </table:table-cell>
          <table:table-cell office:value-type="float" office:value="603.00817537307705" table:style-name="ce8">
            <text:p>603.01</text:p>
          </table:table-cell>
          <table:table-cell office:value-type="float" office:value="14876" table:style-name="ce9">
            <text:p>14876</text:p>
          </table:table-cell>
          <table:table-cell office:value-type="percentage" office:value="0.31431945887241203" table:style-name="ce10">
            <text:p>31.43%</text:p>
          </table:table-cell>
          <table:table-cell office:value-type="float" office:value="0" table:style-name="ce9">
            <text:p>0</text:p>
          </table:table-cell>
          <table:table-cell office:value-type="float" office:value="56.792410312190398" table:style-name="ce8">
            <text:p>56.79</text:p>
          </table:table-cell>
          <table:table-cell office:value-type="float" office:value="603.00055837631203" table:style-name="ce5">
            <text:p>603.00</text:p>
          </table:table-cell>
          <table:table-cell office:value-type="float" office:value="8530" table:style-name="ce6">
            <text:p>8530</text:p>
          </table:table-cell>
          <table:table-cell office:value-type="percentage" office:value="0.27647764872790997" table:style-name="ce7">
            <text:p>27.65%</text:p>
          </table:table-cell>
          <table:table-cell office:value-type="float" office:value="141" table:style-name="ce6">
            <text:p>141</text:p>
          </table:table-cell>
          <table:table-cell office:value-type="float" office:value="54.292913279645099" table:style-name="ce5">
            <text:p>54.29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8" table:style-name="ce15">
            <text:p>8</text:p>
          </table:table-cell>
          <table:table-cell office:value-type="float" office:value="614.640494585037" table:style-name="ce5">
            <text:p>614.64</text:p>
          </table:table-cell>
          <table:table-cell office:value-type="float" office:value="70897" table:style-name="ce6">
            <text:p>70897</text:p>
          </table:table-cell>
          <table:table-cell office:value-type="percentage" office:value="0.62917649728943004" table:style-name="ce7">
            <text:p>62.92%</text:p>
          </table:table-cell>
          <table:table-cell office:value-type="float" office:value="2964" table:style-name="ce6">
            <text:p>2964</text:p>
          </table:table-cell>
          <table:table-cell office:value-type="float" office:value="100.676893691451" table:style-name="ce5">
            <text:p>100.68</text:p>
          </table:table-cell>
          <table:table-cell office:value-type="float" office:value="604.28749251365605" table:style-name="ce8">
            <text:p>604.29</text:p>
          </table:table-cell>
          <table:table-cell office:value-type="float" office:value="25164" table:style-name="ce9">
            <text:p>25164</text:p>
          </table:table-cell>
          <table:table-cell office:value-type="percentage" office:value="0.169836459374819" table:style-name="ce10">
            <text:p>16.98%</text:p>
          </table:table-cell>
          <table:table-cell office:value-type="float" office:value="0" table:style-name="ce9">
            <text:p>0</text:p>
          </table:table-cell>
          <table:table-cell office:value-type="float" office:value="47.548588568277999" table:style-name="ce8">
            <text:p>47.55</text:p>
          </table:table-cell>
          <table:table-cell office:value-type="float" office:value="603.37316107749905" table:style-name="ce5">
            <text:p>603.37</text:p>
          </table:table-cell>
          <table:table-cell office:value-type="float" office:value="18094" table:style-name="ce6">
            <text:p>18094</text:p>
          </table:table-cell>
          <table:table-cell office:value-type="percentage" office:value="0.176778385901876" table:style-name="ce7">
            <text:p>17.68%</text:p>
          </table:table-cell>
          <table:table-cell office:value-type="float" office:value="0" table:style-name="ce6">
            <text:p>0</text:p>
          </table:table-cell>
          <table:table-cell office:value-type="float" office:value="47.833721984225598" table:style-name="ce5">
            <text:p>47.83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9" table:style-name="ce15">
            <text:p>9</text:p>
          </table:table-cell>
          <table:table-cell office:value-type="float" office:value="602.913387537002" table:style-name="ce5">
            <text:p>602.91</text:p>
          </table:table-cell>
          <table:table-cell office:value-type="float" office:value="333606" table:style-name="ce6">
            <text:p>333606</text:p>
          </table:table-cell>
          <table:table-cell office:value-type="percentage" office:value="0.40432776619792499" table:style-name="ce7">
            <text:p>40.43%</text:p>
          </table:table-cell>
          <table:table-cell office:value-type="float" office:value="4680" table:style-name="ce6">
            <text:p>4680</text:p>
          </table:table-cell>
          <table:table-cell office:value-type="float" office:value="43.795179433404897" table:style-name="ce5">
            <text:p>43.80</text:p>
          </table:table-cell>
          <table:table-cell office:value-type="float" office:value="603.72754430770794" table:style-name="ce8">
            <text:p>603.73</text:p>
          </table:table-cell>
          <table:table-cell office:value-type="float" office:value="24093" table:style-name="ce9">
            <text:p>24093</text:p>
          </table:table-cell>
          <table:table-cell office:value-type="percentage" office:value="0.15108443836330299" table:style-name="ce10">
            <text:p>15.11%</text:p>
          </table:table-cell>
          <table:table-cell office:value-type="float" office:value="0" table:style-name="ce9">
            <text:p>0</text:p>
          </table:table-cell>
          <table:table-cell office:value-type="float" office:value="31.593963422710701" table:style-name="ce8">
            <text:p>31.59</text:p>
          </table:table-cell>
          <table:table-cell office:value-type="float" office:value="603.10964488983097" table:style-name="ce5">
            <text:p>603.11</text:p>
          </table:table-cell>
          <table:table-cell office:value-type="float" office:value="16648" table:style-name="ce6">
            <text:p>16648</text:p>
          </table:table-cell>
          <table:table-cell office:value-type="percentage" office:value="0.14536255029867901" table:style-name="ce7">
            <text:p>14.54%</text:p>
          </table:table-cell>
          <table:table-cell office:value-type="float" office:value="0" table:style-name="ce6">
            <text:p>0</text:p>
          </table:table-cell>
          <table:table-cell office:value-type="float" office:value="31.3795915912808" table:style-name="ce5">
            <text:p>31.38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table-cell office:value-type="string" table:number-columns-spanned="1" table:number-rows-spanned="9" table:style-name="ce14">
            <text:p>40 * 60</text:p>
          </table:table-cell>
          <table:table-cell office:value-type="float" office:value="0" table:number-columns-spanned="1" table:number-rows-spanned="3" table:style-name="ce14">
            <text:p>0</text:p>
          </table:table-cell>
          <table:table-cell office:value-type="string" table:style-name="ce2">
            <text:p>image1</text:p>
          </table:table-cell>
          <table:table-cell office:value-type="float" office:value="10" table:style-name="ce15">
            <text:p>10</text:p>
          </table:table-cell>
          <table:table-cell office:value-type="float" office:value="612.19321155548096" table:style-name="ce5">
            <text:p>612.19</text:p>
          </table:table-cell>
          <table:table-cell office:value-type="float" office:value="49724" table:style-name="ce6">
            <text:p>49724</text:p>
          </table:table-cell>
          <table:table-cell office:value-type="percentage" office:value="0.1088193074056" table:style-name="ce7">
            <text:p>10.88%</text:p>
          </table:table-cell>
          <table:table-cell office:value-type="float" office:value="4428" table:style-name="ce6">
            <text:p>4428</text:p>
          </table:table-cell>
          <table:table-cell office:value-type="float" office:value="94.169999933618499" table:style-name="ce5">
            <text:p>94.17</text:p>
          </table:table-cell>
          <table:table-cell office:value-type="float" office:value="608.09472727775506" table:style-name="ce8">
            <text:p>608.09</text:p>
          </table:table-cell>
          <table:table-cell office:value-type="float" office:value="0" table:style-name="ce9">
            <text:p>0</text:p>
          </table:table-cell>
          <table:table-cell office:value-type="percentage" office:value="8.8724550949984896E-2" table:style-name="ce10">
            <text:p>8.87%</text:p>
          </table:table-cell>
          <table:table-cell office:value-type="float" office:value="0" table:style-name="ce9">
            <text:p>0</text:p>
          </table:table-cell>
          <table:table-cell office:value-type="float" office:value="95.1074999883798" table:style-name="ce8">
            <text:p>95.11</text:p>
          </table:table-cell>
          <table:table-cell office:value-type="float" office:value="608.40894770622197" table:style-name="ce5">
            <text:p>608.41</text:p>
          </table:table-cell>
          <table:table-cell office:value-type="float" office:value="0" table:style-name="ce6">
            <text:p>0</text:p>
          </table:table-cell>
          <table:table-cell office:value-type="percentage" office:value="8.8523618953217503E-2" table:style-name="ce7">
            <text:p>8.85%</text:p>
          </table:table-cell>
          <table:table-cell office:value-type="float" office:value="0" table:style-name="ce6">
            <text:p>0</text:p>
          </table:table-cell>
          <table:table-cell office:value-type="float" office:value="95.107499999999902" table:style-name="ce5">
            <text:p>95.11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11" table:style-name="ce15">
            <text:p>11</text:p>
          </table:table-cell>
          <table:table-cell office:value-type="float" office:value="627.80787181854203" table:style-name="ce5">
            <text:p>627.81</text:p>
          </table:table-cell>
          <table:table-cell office:value-type="float" office:value="109246" table:style-name="ce6">
            <text:p>109246</text:p>
          </table:table-cell>
          <table:table-cell office:value-type="percentage" office:value="0.477925155012349" table:style-name="ce7">
            <text:p>47.79%</text:p>
          </table:table-cell>
          <table:table-cell office:value-type="float" office:value="1561" table:style-name="ce6">
            <text:p>1561</text:p>
          </table:table-cell>
          <table:table-cell office:value-type="float" office:value="139.82803636363599" table:style-name="ce5">
            <text:p>139.83</text:p>
          </table:table-cell>
          <table:table-cell office:value-type="float" office:value="614.62539100646904" table:style-name="ce8">
            <text:p>614.63</text:p>
          </table:table-cell>
          <table:table-cell office:value-type="float" office:value="6633" table:style-name="ce9">
            <text:p>6633</text:p>
          </table:table-cell>
          <table:table-cell office:value-type="percentage" office:value="0.28837883431741301" table:style-name="ce10">
            <text:p>28.84%</text:p>
          </table:table-cell>
          <table:table-cell office:value-type="float" office:value="0" table:style-name="ce9">
            <text:p>0</text:p>
          </table:table-cell>
          <table:table-cell office:value-type="float" office:value="104.905149999999" table:style-name="ce8">
            <text:p>104.91</text:p>
          </table:table-cell>
          <table:table-cell office:value-type="float" office:value="608.90494561195305" table:style-name="ce5">
            <text:p>608.90</text:p>
          </table:table-cell>
          <table:table-cell office:value-type="float" office:value="3052" table:style-name="ce6">
            <text:p>3052</text:p>
          </table:table-cell>
          <table:table-cell office:value-type="percentage" office:value="0.22398390235861401" table:style-name="ce7">
            <text:p>22.40%</text:p>
          </table:table-cell>
          <table:table-cell office:value-type="float" office:value="12" table:style-name="ce6">
            <text:p>12</text:p>
          </table:table-cell>
          <table:table-cell office:value-type="float" office:value="96.840800000002105" table:style-name="ce5">
            <text:p>96.84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12" table:style-name="ce15">
            <text:p>12</text:p>
          </table:table-cell>
          <table:table-cell office:value-type="float" office:value="632.39634418487503" table:style-name="ce5">
            <text:p>632.40</text:p>
          </table:table-cell>
          <table:table-cell office:value-type="float" office:value="106851" table:style-name="ce6">
            <text:p>106851</text:p>
          </table:table-cell>
          <table:table-cell office:value-type="percentage" office:value="6.0583446400533897E-2" table:style-name="ce7">
            <text:p>6.06%</text:p>
          </table:table-cell>
          <table:table-cell office:value-type="float" office:value="2857" table:style-name="ce6">
            <text:p>2857</text:p>
          </table:table-cell>
          <table:table-cell office:value-type="float" office:value="56.976999997273097" table:style-name="ce5">
            <text:p>56.98</text:p>
          </table:table-cell>
          <table:table-cell office:value-type="float" office:value="628.587110996246" table:style-name="ce8">
            <text:p>628.59</text:p>
          </table:table-cell>
          <table:table-cell office:value-type="float" office:value="17781" table:style-name="ce9">
            <text:p>17781</text:p>
          </table:table-cell>
          <table:table-cell office:value-type="percentage" office:value="5.1933375772203999E-2" table:style-name="ce10">
            <text:p>5.19%</text:p>
          </table:table-cell>
          <table:table-cell office:value-type="float" office:value="0" table:style-name="ce9">
            <text:p>0</text:p>
          </table:table-cell>
          <table:table-cell office:value-type="float" office:value="57.3199999999702" table:style-name="ce8">
            <text:p>57.32</text:p>
          </table:table-cell>
          <table:table-cell office:value-type="float" office:value="622.88422012329102" table:style-name="ce5">
            <text:p>622.88</text:p>
          </table:table-cell>
          <table:table-cell office:value-type="float" office:value="13235" table:style-name="ce6">
            <text:p>13235</text:p>
          </table:table-cell>
          <table:table-cell office:value-type="percentage" office:value="4.8582463894589901E-2" table:style-name="ce7">
            <text:p>4.86%</text:p>
          </table:table-cell>
          <table:table-cell office:value-type="float" office:value="0" table:style-name="ce6">
            <text:p>0</text:p>
          </table:table-cell>
          <table:table-cell office:value-type="float" office:value="57.180999999998797" table:style-name="ce5">
            <text:p>57.18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table-cell office:value-type="float" office:value="1E-3" table:number-columns-spanned="1" table:number-rows-spanned="3" table:style-name="ce14">
            <text:p>0.001</text:p>
          </table:table-cell>
          <table:table-cell office:value-type="string" table:style-name="ce2">
            <text:p>image1</text:p>
          </table:table-cell>
          <table:table-cell office:value-type="float" office:value="13" table:style-name="ce15">
            <text:p>13</text:p>
          </table:table-cell>
          <table:table-cell office:value-type="float" office:value="659.53887653350796" table:style-name="ce5">
            <text:p>659.54</text:p>
          </table:table-cell>
          <table:table-cell office:value-type="float" office:value="50000" table:style-name="ce6">
            <text:p>50000</text:p>
          </table:table-cell>
          <table:table-cell office:value-type="percentage" office:value="0.47248970777136701" table:style-name="ce7">
            <text:p>47.25%</text:p>
          </table:table-cell>
          <table:table-cell office:value-type="float" office:value="9848" table:style-name="ce6">
            <text:p>9848</text:p>
          </table:table-cell>
          <table:table-cell office:value-type="float" office:value="149.678184922469" table:style-name="ce5">
            <text:p>149.68</text:p>
          </table:table-cell>
          <table:table-cell office:value-type="float" office:value="609.97730493545498" table:style-name="ce8">
            <text:p>609.98</text:p>
          </table:table-cell>
          <table:table-cell office:value-type="float" office:value="0" table:style-name="ce9">
            <text:p>0</text:p>
          </table:table-cell>
          <table:table-cell office:value-type="percentage" office:value="0.532095615762184" table:style-name="ce10">
            <text:p>53.21%</text:p>
          </table:table-cell>
          <table:table-cell office:value-type="float" office:value="0" table:style-name="ce9">
            <text:p>0</text:p>
          </table:table-cell>
          <table:table-cell office:value-type="float" office:value="147.83931939965399" table:style-name="ce8">
            <text:p>147.84</text:p>
          </table:table-cell>
          <table:table-cell office:value-type="float" office:value="609.76307845115605" table:style-name="ce5">
            <text:p>609.76</text:p>
          </table:table-cell>
          <table:table-cell office:value-type="float" office:value="0" table:style-name="ce6">
            <text:p>0</text:p>
          </table:table-cell>
          <table:table-cell office:value-type="percentage" office:value="0.91854624919411099" table:style-name="ce7">
            <text:p>91.85%</text:p>
          </table:table-cell>
          <table:table-cell office:value-type="float" office:value="0" table:style-name="ce6">
            <text:p>0</text:p>
          </table:table-cell>
          <table:table-cell office:value-type="float" office:value="156.40447528975901" table:style-name="ce5">
            <text:p>156.40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14" table:style-name="ce15">
            <text:p>14</text:p>
          </table:table-cell>
          <table:table-cell office:value-type="float" office:value="617.35785818099896" table:style-name="ce5">
            <text:p>617.36</text:p>
          </table:table-cell>
          <table:table-cell office:value-type="float" office:value="183100" table:style-name="ce6">
            <text:p>183100</text:p>
          </table:table-cell>
          <table:table-cell office:value-type="percentage" office:value="0.79860526143154498" table:style-name="ce7">
            <text:p>79.86%</text:p>
          </table:table-cell>
          <table:table-cell office:value-type="float" office:value="2123" table:style-name="ce6">
            <text:p>2123</text:p>
          </table:table-cell>
          <table:table-cell office:value-type="float" office:value="361.70916446163301" table:style-name="ce5">
            <text:p>361.71</text:p>
          </table:table-cell>
          <table:table-cell office:value-type="float" office:value="609.72195076942398" table:style-name="ce8">
            <text:p>609.72</text:p>
          </table:table-cell>
          <table:table-cell office:value-type="float" office:value="0" table:style-name="ce9">
            <text:p>0</text:p>
          </table:table-cell>
          <table:table-cell office:value-type="percentage" office:value="0.79728634258032705" table:style-name="ce10">
            <text:p>79.73%</text:p>
          </table:table-cell>
          <table:table-cell office:value-type="float" office:value="0" table:style-name="ce9">
            <text:p>0</text:p>
          </table:table-cell>
          <table:table-cell office:value-type="float" office:value="353.425887393376" table:style-name="ce8">
            <text:p>353.43</text:p>
          </table:table-cell>
          <table:table-cell office:value-type="float" office:value="609.94148588180497" table:style-name="ce5">
            <text:p>609.94</text:p>
          </table:table-cell>
          <table:table-cell office:value-type="float" office:value="0" table:style-name="ce6">
            <text:p>0</text:p>
          </table:table-cell>
          <table:table-cell office:value-type="percentage" office:value="0.92308395188243197" table:style-name="ce7">
            <text:p>92.31%</text:p>
          </table:table-cell>
          <table:table-cell office:value-type="float" office:value="0" table:style-name="ce6">
            <text:p>0</text:p>
          </table:table-cell>
          <table:table-cell office:value-type="float" office:value="323.21103883001399" table:style-name="ce5">
            <text:p>323.21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15" table:style-name="ce15">
            <text:p>15</text:p>
          </table:table-cell>
          <table:table-cell office:value-type="float" office:value="610.60528111457802" table:style-name="ce5">
            <text:p>610.61</text:p>
          </table:table-cell>
          <table:table-cell office:value-type="float" office:value="153549" table:style-name="ce6">
            <text:p>153549</text:p>
          </table:table-cell>
          <table:table-cell office:value-type="percentage" office:value="0.42507545773823102" table:style-name="ce7">
            <text:p>42.51%</text:p>
          </table:table-cell>
          <table:table-cell office:value-type="float" office:value="1423" table:style-name="ce6">
            <text:p>1423</text:p>
          </table:table-cell>
          <table:table-cell office:value-type="float" office:value="93.101231414843298" table:style-name="ce5">
            <text:p>93.10</text:p>
          </table:table-cell>
          <table:table-cell office:value-type="float" office:value="609.43447780609097" table:style-name="ce8">
            <text:p>609.43</text:p>
          </table:table-cell>
          <table:table-cell office:value-type="float" office:value="0" table:style-name="ce9">
            <text:p>0</text:p>
          </table:table-cell>
          <table:table-cell office:value-type="percentage" office:value="0.43244293824515301" table:style-name="ce10">
            <text:p>43.24%</text:p>
          </table:table-cell>
          <table:table-cell office:value-type="float" office:value="0" table:style-name="ce9">
            <text:p>0</text:p>
          </table:table-cell>
          <table:table-cell office:value-type="float" office:value="90.047687232759003" table:style-name="ce8">
            <text:p>90.05</text:p>
          </table:table-cell>
          <table:table-cell office:value-type="float" office:value="609.55666279792695" table:style-name="ce5">
            <text:p>609.56</text:p>
          </table:table-cell>
          <table:table-cell office:value-type="float" office:value="0" table:style-name="ce6">
            <text:p>0</text:p>
          </table:table-cell>
          <table:table-cell office:value-type="percentage" office:value="0.87441348092761795" table:style-name="ce7">
            <text:p>87.44%</text:p>
          </table:table-cell>
          <table:table-cell office:value-type="float" office:value="0" table:style-name="ce6">
            <text:p>0</text:p>
          </table:table-cell>
          <table:table-cell office:value-type="float" office:value="89.247108027533898" table:style-name="ce5">
            <text:p>89.25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table-cell office:value-type="float" office:value="5.0000000000000001E-3" table:number-columns-spanned="1" table:number-rows-spanned="3" table:style-name="ce14">
            <text:p>0.005</text:p>
          </table:table-cell>
          <table:table-cell office:value-type="string" table:style-name="ce2">
            <text:p>image1</text:p>
          </table:table-cell>
          <table:table-cell office:value-type="float" office:value="16" table:style-name="ce15">
            <text:p>16</text:p>
          </table:table-cell>
          <table:table-cell office:value-type="float" office:value="615.51235604286103" table:style-name="ce5">
            <text:p>615.51</text:p>
          </table:table-cell>
          <table:table-cell office:value-type="float" office:value="10695" table:style-name="ce6">
            <text:p>10695</text:p>
          </table:table-cell>
          <table:table-cell office:value-type="percentage" office:value="0.72673937775228303" table:style-name="ce7">
            <text:p>72.67%</text:p>
          </table:table-cell>
          <table:table-cell office:value-type="float" office:value="4032" table:style-name="ce6">
            <text:p>4032</text:p>
          </table:table-cell>
          <table:table-cell office:value-type="float" office:value="295.07615227050798" table:style-name="ce5">
            <text:p>295.08</text:p>
          </table:table-cell>
          <table:table-cell office:value-type="float" office:value="612.55717420578003" table:style-name="ce8">
            <text:p>612.56</text:p>
          </table:table-cell>
          <table:table-cell office:value-type="float" office:value="0" table:style-name="ce9">
            <text:p>0</text:p>
          </table:table-cell>
          <table:table-cell office:value-type="percentage" office:value="0.95398680459530605" table:style-name="ce10">
            <text:p>95.40%</text:p>
          </table:table-cell>
          <table:table-cell office:value-type="float" office:value="0" table:style-name="ce9">
            <text:p>0</text:p>
          </table:table-cell>
          <table:table-cell office:value-type="float" office:value="315.36058918194402" table:style-name="ce8">
            <text:p>315.36</text:p>
          </table:table-cell>
          <table:table-cell office:value-type="float" office:value="612.91393995285" table:style-name="ce5">
            <text:p>612.91</text:p>
          </table:table-cell>
          <table:table-cell office:value-type="float" office:value="0" table:style-name="ce6">
            <text:p>0</text:p>
          </table:table-cell>
          <table:table-cell office:value-type="percentage" office:value="0.99999999999965505" table:style-name="ce7">
            <text:p>100.00%</text:p>
          </table:table-cell>
          <table:table-cell office:value-type="float" office:value="0" table:style-name="ce6">
            <text:p>0</text:p>
          </table:table-cell>
          <table:table-cell office:value-type="float" office:value="290.65736270068902" table:style-name="ce5">
            <text:p>290.66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17" table:style-name="ce15">
            <text:p>17</text:p>
          </table:table-cell>
          <table:table-cell office:value-type="float" office:value="612.08675718307495" table:style-name="ce5">
            <text:p>612.09</text:p>
          </table:table-cell>
          <table:table-cell office:value-type="float" office:value="15200" table:style-name="ce6">
            <text:p>15200</text:p>
          </table:table-cell>
          <table:table-cell office:value-type="percentage" office:value="0.80716494271300399" table:style-name="ce7">
            <text:p>80.72%</text:p>
          </table:table-cell>
          <table:table-cell office:value-type="float" office:value="0" table:style-name="ce6">
            <text:p>0</text:p>
          </table:table-cell>
          <table:table-cell office:value-type="float" office:value="402.79519858472798" table:style-name="ce5">
            <text:p>402.80</text:p>
          </table:table-cell>
          <table:table-cell office:value-type="float" office:value="612.21111392974797" table:style-name="ce8">
            <text:p>612.21</text:p>
          </table:table-cell>
          <table:table-cell office:value-type="float" office:value="0" table:style-name="ce9">
            <text:p>0</text:p>
          </table:table-cell>
          <table:table-cell office:value-type="percentage" office:value="0.86426348388452801" table:style-name="ce10">
            <text:p>86.43%</text:p>
          </table:table-cell>
          <table:table-cell office:value-type="float" office:value="0" table:style-name="ce9">
            <text:p>0</text:p>
          </table:table-cell>
          <table:table-cell office:value-type="float" office:value="513.19932305323596" table:style-name="ce8">
            <text:p>513.20</text:p>
          </table:table-cell>
          <table:table-cell office:value-type="float" office:value="612.04689121246304" table:style-name="ce5">
            <text:p>612.05</text:p>
          </table:table-cell>
          <table:table-cell office:value-type="float" office:value="0" table:style-name="ce6">
            <text:p>0</text:p>
          </table:table-cell>
          <table:table-cell office:value-type="percentage" office:value="0.94730732134301499" table:style-name="ce7">
            <text:p>94.73%</text:p>
          </table:table-cell>
          <table:table-cell office:value-type="float" office:value="0" table:style-name="ce6">
            <text:p>0</text:p>
          </table:table-cell>
          <table:table-cell office:value-type="float" office:value="521.40284264659795" table:style-name="ce5">
            <text:p>521.40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18" table:style-name="ce15">
            <text:p>18</text:p>
          </table:table-cell>
          <table:table-cell office:value-type="float" office:value="612.03732013702302" table:style-name="ce5">
            <text:p>612.04</text:p>
          </table:table-cell>
          <table:table-cell office:value-type="float" office:value="109210" table:style-name="ce6">
            <text:p>109210</text:p>
          </table:table-cell>
          <table:table-cell office:value-type="percentage" office:value="0.82519931262805801" table:style-name="ce7">
            <text:p>82.52%</text:p>
          </table:table-cell>
          <table:table-cell office:value-type="float" office:value="20271" table:style-name="ce6">
            <text:p>20271</text:p>
          </table:table-cell>
          <table:table-cell office:value-type="float" office:value="325.47773733299903" table:style-name="ce5">
            <text:p>325.48</text:p>
          </table:table-cell>
          <table:table-cell office:value-type="float" office:value="614.84533286094597" table:style-name="ce8">
            <text:p>614.85</text:p>
          </table:table-cell>
          <table:table-cell office:value-type="float" office:value="0" table:style-name="ce9">
            <text:p>0</text:p>
          </table:table-cell>
          <table:table-cell office:value-type="percentage" office:value="0.82491135929023696" table:style-name="ce10">
            <text:p>82.49%</text:p>
          </table:table-cell>
          <table:table-cell office:value-type="float" office:value="0" table:style-name="ce9">
            <text:p>0</text:p>
          </table:table-cell>
          <table:table-cell office:value-type="float" office:value="329.33475286286102" table:style-name="ce8">
            <text:p>329.33</text:p>
          </table:table-cell>
          <table:table-cell office:value-type="float" office:value="611.91328454017605" table:style-name="ce5">
            <text:p>611.91</text:p>
          </table:table-cell>
          <table:table-cell office:value-type="float" office:value="0" table:style-name="ce6">
            <text:p>0</text:p>
          </table:table-cell>
          <table:table-cell office:value-type="percentage" office:value="0.96166880952193501" table:style-name="ce7">
            <text:p>96.17%</text:p>
          </table:table-cell>
          <table:table-cell office:value-type="float" office:value="0" table:style-name="ce6">
            <text:p>0</text:p>
          </table:table-cell>
          <table:table-cell office:value-type="float" office:value="340.98649585633399" table:style-name="ce5">
            <text:p>340.99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table-cell office:value-type="string" table:number-columns-spanned="1" table:number-rows-spanned="9" table:style-name="ce14">
            <text:p>80 * 120</text:p>
          </table:table-cell>
          <table:table-cell office:value-type="float" office:value="0" table:number-columns-spanned="1" table:number-rows-spanned="3" table:style-name="ce14">
            <text:p>0</text:p>
          </table:table-cell>
          <table:table-cell office:value-type="string" table:style-name="ce2">
            <text:p>image1</text:p>
          </table:table-cell>
          <table:table-cell office:value-type="float" office:value="19" table:style-name="ce15">
            <text:p>19</text:p>
          </table:table-cell>
          <table:table-cell office:value-type="float" office:value="628.41498994827202" table:style-name="ce5">
            <text:p>628.41</text:p>
          </table:table-cell>
          <table:table-cell office:value-type="float" office:value="1555" table:style-name="ce6">
            <text:p>1555</text:p>
          </table:table-cell>
          <table:table-cell office:value-type="percentage" office:value="6.5781467968689097E-2" table:style-name="ce7">
            <text:p>6.58%</text:p>
          </table:table-cell>
          <table:table-cell office:value-type="float" office:value="2338" table:style-name="ce6">
            <text:p>2338</text:p>
          </table:table-cell>
          <table:table-cell office:value-type="float" office:value="182.611874875007" table:style-name="ce5">
            <text:p>182.61</text:p>
          </table:table-cell>
          <table:table-cell office:value-type="float" office:value="628.80402636528004" table:style-name="ce8">
            <text:p>628.80</text:p>
          </table:table-cell>
          <table:table-cell office:value-type="float" office:value="0" table:style-name="ce9">
            <text:p>0</text:p>
          </table:table-cell>
          <table:table-cell office:value-type="percentage" office:value="8.1415314567048397E-2" table:style-name="ce10">
            <text:p>8.14%</text:p>
          </table:table-cell>
          <table:table-cell office:value-type="float" office:value="3" table:style-name="ce9">
            <text:p>3</text:p>
          </table:table-cell>
          <table:table-cell office:value-type="float" office:value="183.30312472410299" table:style-name="ce8">
            <text:p>183.30</text:p>
          </table:table-cell>
          <table:table-cell office:value-type="float" office:value="631.57393789291302" table:style-name="ce5">
            <text:p>631.57</text:p>
          </table:table-cell>
          <table:table-cell office:value-type="float" office:value="0" table:style-name="ce6">
            <text:p>0</text:p>
          </table:table-cell>
          <table:table-cell office:value-type="percentage" office:value="9.3744185713142206E-2" table:style-name="ce7">
            <text:p>9.37%</text:p>
          </table:table-cell>
          <table:table-cell office:value-type="float" office:value="0" table:style-name="ce6">
            <text:p>0</text:p>
          </table:table-cell>
          <table:table-cell office:value-type="float" office:value="183.39124999999899" table:style-name="ce5">
            <text:p>183.39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20" table:style-name="ce15">
            <text:p>20</text:p>
          </table:table-cell>
          <table:table-cell office:value-type="float" office:value="639.20728015899601" table:style-name="ce5">
            <text:p>639.21</text:p>
          </table:table-cell>
          <table:table-cell office:value-type="float" office:value="53800" table:style-name="ce6">
            <text:p>53800</text:p>
          </table:table-cell>
          <table:table-cell office:value-type="percentage" office:value="0.479159402886911" table:style-name="ce7">
            <text:p>47.92%</text:p>
          </table:table-cell>
          <table:table-cell office:value-type="float" office:value="1103" table:style-name="ce6">
            <text:p>1103</text:p>
          </table:table-cell>
          <table:table-cell office:value-type="float" office:value="273.57994250570903" table:style-name="ce5">
            <text:p>273.58</text:p>
          </table:table-cell>
          <table:table-cell office:value-type="float" office:value="638.50345492362896" table:style-name="ce8">
            <text:p>638.50</text:p>
          </table:table-cell>
          <table:table-cell office:value-type="float" office:value="0" table:style-name="ce9">
            <text:p>0</text:p>
          </table:table-cell>
          <table:table-cell office:value-type="percentage" office:value="0.474457198870881" table:style-name="ce10">
            <text:p>47.45%</text:p>
          </table:table-cell>
          <table:table-cell office:value-type="float" office:value="0" table:style-name="ce9">
            <text:p>0</text:p>
          </table:table-cell>
          <table:table-cell office:value-type="float" office:value="273.57966051523999" table:style-name="ce8">
            <text:p>273.58</text:p>
          </table:table-cell>
          <table:table-cell office:value-type="float" office:value="638.83566522598198" table:style-name="ce5">
            <text:p>638.84</text:p>
          </table:table-cell>
          <table:table-cell office:value-type="float" office:value="0" table:style-name="ce6">
            <text:p>0</text:p>
          </table:table-cell>
          <table:table-cell office:value-type="percentage" office:value="0.475990155983612" table:style-name="ce7">
            <text:p>47.60%</text:p>
          </table:table-cell>
          <table:table-cell office:value-type="float" office:value="0" table:style-name="ce6">
            <text:p>0</text:p>
          </table:table-cell>
          <table:table-cell office:value-type="float" office:value="273.579647270066" table:style-name="ce5">
            <text:p>273.58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21" table:style-name="ce15">
            <text:p>21</text:p>
          </table:table-cell>
          <table:table-cell office:value-type="float" office:value="672.40431499481201" table:style-name="ce5">
            <text:p>672.40</text:p>
          </table:table-cell>
          <table:table-cell office:value-type="float" office:value="40167" table:style-name="ce6">
            <text:p>40167</text:p>
          </table:table-cell>
          <table:table-cell office:value-type="percentage" office:value="6.2794119708943399E-2" table:style-name="ce7">
            <text:p>6.28%</text:p>
          </table:table-cell>
          <table:table-cell office:value-type="float" office:value="1480" table:style-name="ce6">
            <text:p>1480</text:p>
          </table:table-cell>
          <table:table-cell office:value-type="float" office:value="115.302999999999" table:style-name="ce5">
            <text:p>115.30</text:p>
          </table:table-cell>
          <table:table-cell office:value-type="float" office:value="686.53750634193398" table:style-name="ce8">
            <text:p>686.54</text:p>
          </table:table-cell>
          <table:table-cell office:value-type="float" office:value="5633" table:style-name="ce9">
            <text:p>5633</text:p>
          </table:table-cell>
          <table:table-cell office:value-type="percentage" office:value="5.3565099326201099E-2" table:style-name="ce10">
            <text:p>5.36%</text:p>
          </table:table-cell>
          <table:table-cell office:value-type="float" office:value="0" table:style-name="ce9">
            <text:p>0</text:p>
          </table:table-cell>
          <table:table-cell office:value-type="float" office:value="114.287749980996" table:style-name="ce8">
            <text:p>114.29</text:p>
          </table:table-cell>
          <table:table-cell office:value-type="float" office:value="687.72191357612598" table:style-name="ce5">
            <text:p>687.72</text:p>
          </table:table-cell>
          <table:table-cell office:value-type="float" office:value="4159" table:style-name="ce6">
            <text:p>4159</text:p>
          </table:table-cell>
          <table:table-cell office:value-type="percentage" office:value="5.4634203656746101E-2" table:style-name="ce7">
            <text:p>5.46%</text:p>
          </table:table-cell>
          <table:table-cell office:value-type="float" office:value="0" table:style-name="ce6">
            <text:p>0</text:p>
          </table:table-cell>
          <table:table-cell office:value-type="float" office:value="114.287749990693" table:style-name="ce5">
            <text:p>114.29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table-cell office:value-type="float" office:value="1E-3" table:number-columns-spanned="1" table:number-rows-spanned="3" table:style-name="ce14">
            <text:p>0.001</text:p>
          </table:table-cell>
          <table:table-cell office:value-type="string" table:style-name="ce2">
            <text:p>image1</text:p>
          </table:table-cell>
          <table:table-cell office:value-type="float" office:value="22" table:style-name="ce15">
            <text:p>22</text:p>
          </table:table-cell>
          <table:table-cell office:value-type="float" office:value="642.40371274948097" table:style-name="ce5">
            <text:p>642.40</text:p>
          </table:table-cell>
          <table:table-cell office:value-type="float" office:value="0" table:style-name="ce6">
            <text:p>0</text:p>
          </table:table-cell>
          <table:table-cell office:value-type="percentage" office:value="0.62610997548440295" table:style-name="ce7">
            <text:p>62.61%</text:p>
          </table:table-cell>
          <table:table-cell office:value-type="float" office:value="0" table:style-name="ce6">
            <text:p>0</text:p>
          </table:table-cell>
          <table:table-cell office:value-type="float" office:value="434.74828999916298" table:style-name="ce5">
            <text:p>434.75</text:p>
          </table:table-cell>
          <table:table-cell office:value-type="float" office:value="650.26666235923699" table:style-name="ce8">
            <text:p>650.27</text:p>
          </table:table-cell>
          <table:table-cell office:value-type="float" office:value="0" table:style-name="ce9">
            <text:p>0</text:p>
          </table:table-cell>
          <table:table-cell office:value-type="percentage" office:value="0.99999999999980804" table:style-name="ce10">
            <text:p>100.00%</text:p>
          </table:table-cell>
          <table:table-cell office:value-type="float" office:value="0" table:style-name="ce9">
            <text:p>0</text:p>
          </table:table-cell>
          <table:table-cell office:value-type="float" office:value="522.013558965833" table:style-name="ce8">
            <text:p>522.01</text:p>
          </table:table-cell>
          <table:table-cell office:value-type="float" office:value="658.75562238693203" table:style-name="ce5">
            <text:p>658.76</text:p>
          </table:table-cell>
          <table:table-cell office:value-type="float" office:value="0" table:style-name="ce6">
            <text:p>0</text:p>
          </table:table-cell>
          <table:table-cell office:value-type="percentage" office:value="0.99999999999987299" table:style-name="ce7">
            <text:p>100.00%</text:p>
          </table:table-cell>
          <table:table-cell office:value-type="float" office:value="0" table:style-name="ce6">
            <text:p>0</text:p>
          </table:table-cell>
          <table:table-cell office:value-type="float" office:value="791.04777020487495" table:style-name="ce5">
            <text:p>791.05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23" table:style-name="ce15">
            <text:p>23</text:p>
          </table:table-cell>
          <table:table-cell office:value-type="float" office:value="646.82052087783802" table:style-name="ce5">
            <text:p>646.82</text:p>
          </table:table-cell>
          <table:table-cell office:value-type="float" office:value="26080" table:style-name="ce6">
            <text:p>26080</text:p>
          </table:table-cell>
          <table:table-cell office:value-type="percentage" office:value="0.89898548070412199" table:style-name="ce7">
            <text:p>89.90%</text:p>
          </table:table-cell>
          <table:table-cell office:value-type="float" office:value="0" table:style-name="ce6">
            <text:p>0</text:p>
          </table:table-cell>
          <table:table-cell office:value-type="float" office:value="1431.9299880180599" table:style-name="ce5">
            <text:p>1431.93</text:p>
          </table:table-cell>
          <table:table-cell office:value-type="float" office:value="654.23655843734696" table:style-name="ce8">
            <text:p>654.24</text:p>
          </table:table-cell>
          <table:table-cell office:value-type="float" office:value="0" table:style-name="ce9">
            <text:p>0</text:p>
          </table:table-cell>
          <table:table-cell office:value-type="percentage" office:value="0.99999999999992095" table:style-name="ce10">
            <text:p>100.00%</text:p>
          </table:table-cell>
          <table:table-cell office:value-type="float" office:value="0" table:style-name="ce9">
            <text:p>0</text:p>
          </table:table-cell>
          <table:table-cell office:value-type="float" office:value="1265.3979812328901" table:style-name="ce8">
            <text:p>1265.40</text:p>
          </table:table-cell>
          <table:table-cell office:value-type="float" office:value="693.88695430755604" table:style-name="ce5">
            <text:p>693.89</text:p>
          </table:table-cell>
          <table:table-cell office:value-type="float" office:value="0" table:style-name="ce6">
            <text:p>0</text:p>
          </table:table-cell>
          <table:table-cell office:value-type="percentage" office:value="0.99999999999993405" table:style-name="ce7">
            <text:p>100.00%</text:p>
          </table:table-cell>
          <table:table-cell office:value-type="float" office:value="0" table:style-name="ce6">
            <text:p>0</text:p>
          </table:table-cell>
          <table:table-cell office:value-type="float" office:value="1536.1090716742201" table:style-name="ce5">
            <text:p>1536.11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24" table:style-name="ce15">
            <text:p>24</text:p>
          </table:table-cell>
          <table:table-cell office:value-type="float" office:value="648.01309752464294" table:style-name="ce5">
            <text:p>648.01</text:p>
          </table:table-cell>
          <table:table-cell office:value-type="float" office:value="35140" table:style-name="ce6">
            <text:p>35140</text:p>
          </table:table-cell>
          <table:table-cell office:value-type="percentage" office:value="0.89282219874758895" table:style-name="ce7">
            <text:p>89.28%</text:p>
          </table:table-cell>
          <table:table-cell office:value-type="float" office:value="0" table:style-name="ce6">
            <text:p>0</text:p>
          </table:table-cell>
          <table:table-cell office:value-type="float" office:value="1015.39099677397" table:style-name="ce5">
            <text:p>1015.39</text:p>
          </table:table-cell>
          <table:table-cell office:value-type="float" office:value="657.055057764053" table:style-name="ce8">
            <text:p>657.06</text:p>
          </table:table-cell>
          <table:table-cell office:value-type="float" office:value="0" table:style-name="ce9">
            <text:p>0</text:p>
          </table:table-cell>
          <table:table-cell office:value-type="percentage" office:value="0.99999999999990596" table:style-name="ce10">
            <text:p>100.00%</text:p>
          </table:table-cell>
          <table:table-cell office:value-type="float" office:value="0" table:style-name="ce9">
            <text:p>0</text:p>
          </table:table-cell>
          <table:table-cell office:value-type="float" office:value="1063.83151427029" table:style-name="ce8">
            <text:p>1063.83</text:p>
          </table:table-cell>
          <table:table-cell office:value-type="float" office:value="656.872262954711" table:style-name="ce5">
            <text:p>656.87</text:p>
          </table:table-cell>
          <table:table-cell office:value-type="float" office:value="0" table:style-name="ce6">
            <text:p>0</text:p>
          </table:table-cell>
          <table:table-cell office:value-type="percentage" office:value="0.99999999999990896" table:style-name="ce7">
            <text:p>100.00%</text:p>
          </table:table-cell>
          <table:table-cell office:value-type="float" office:value="0" table:style-name="ce6">
            <text:p>0</text:p>
          </table:table-cell>
          <table:table-cell office:value-type="float" office:value="1108.0564352439401" table:style-name="ce5">
            <text:p>1108.06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table-cell office:value-type="float" office:value="5.0000000000000001E-3" table:number-columns-spanned="1" table:number-rows-spanned="3" table:style-name="ce14">
            <text:p>0.005</text:p>
          </table:table-cell>
          <table:table-cell office:value-type="string" table:style-name="ce2">
            <text:p>image1</text:p>
          </table:table-cell>
          <table:table-cell office:value-type="float" office:value="25" table:style-name="ce15">
            <text:p>25</text:p>
          </table:table-cell>
          <table:table-cell office:value-type="float" office:value="652.12478613853398" table:style-name="ce5">
            <text:p>652.12</text:p>
          </table:table-cell>
          <table:table-cell office:value-type="float" office:value="0" table:style-name="ce6">
            <text:p>0</text:p>
          </table:table-cell>
          <table:table-cell office:value-type="percentage" office:value="0.87428171252074804" table:style-name="ce7">
            <text:p>87.43%</text:p>
          </table:table-cell>
          <table:table-cell office:value-type="float" office:value="0" table:style-name="ce6">
            <text:p>0</text:p>
          </table:table-cell>
          <table:table-cell office:value-type="float" office:value="1403.8882832566601" table:style-name="ce5">
            <text:p>1403.89</text:p>
          </table:table-cell>
          <table:table-cell office:value-type="float" office:value="666.38956451416004" table:style-name="ce8">
            <text:p>666.39</text:p>
          </table:table-cell>
          <table:table-cell office:value-type="float" office:value="0" table:style-name="ce9">
            <text:p>0</text:p>
          </table:table-cell>
          <table:table-cell office:value-type="percentage" office:value="0.99999999999993205" table:style-name="ce10">
            <text:p>100.00%</text:p>
          </table:table-cell>
          <table:table-cell office:value-type="float" office:value="0" table:style-name="ce9">
            <text:p>0</text:p>
          </table:table-cell>
          <table:table-cell office:value-type="float" office:value="1479.9057573048201" table:style-name="ce8">
            <text:p>1479.91</text:p>
          </table:table-cell>
          <table:table-cell office:value-type="float" office:value="663.97630262374798" table:style-name="ce5">
            <text:p>663.98</text:p>
          </table:table-cell>
          <table:table-cell office:value-type="float" office:value="0" table:style-name="ce6">
            <text:p>0</text:p>
          </table:table-cell>
          <table:table-cell office:value-type="percentage" office:value="0.99999999999992795" table:style-name="ce7">
            <text:p>100.00%</text:p>
          </table:table-cell>
          <table:table-cell office:value-type="float" office:value="0" table:style-name="ce6">
            <text:p>0</text:p>
          </table:table-cell>
          <table:table-cell office:value-type="float" office:value="1406.60759143529" table:style-name="ce5">
            <text:p>1406.61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2</text:p>
          </table:table-cell>
          <table:table-cell office:value-type="float" office:value="26" table:style-name="ce15">
            <text:p>26</text:p>
          </table:table-cell>
          <table:table-cell office:value-type="float" office:value="653.42040228843598" table:style-name="ce5">
            <text:p>653.42</text:p>
          </table:table-cell>
          <table:table-cell office:value-type="float" office:value="0" table:style-name="ce6">
            <text:p>0</text:p>
          </table:table-cell>
          <table:table-cell office:value-type="percentage" office:value="0.93939881694934502" table:style-name="ce7">
            <text:p>93.94%</text:p>
          </table:table-cell>
          <table:table-cell office:value-type="float" office:value="0" table:style-name="ce6">
            <text:p>0</text:p>
          </table:table-cell>
          <table:table-cell office:value-type="float" office:value="2694.43010376555" table:style-name="ce5">
            <text:p>2694.43</text:p>
          </table:table-cell>
          <table:table-cell office:value-type="float" office:value="672.593471050262" table:style-name="ce8">
            <text:p>672.59</text:p>
          </table:table-cell>
          <table:table-cell office:value-type="float" office:value="0" table:style-name="ce9">
            <text:p>0</text:p>
          </table:table-cell>
          <table:table-cell office:value-type="percentage" office:value="0.99999999999995803" table:style-name="ce10">
            <text:p>100.00%</text:p>
          </table:table-cell>
          <table:table-cell office:value-type="float" office:value="0" table:style-name="ce9">
            <text:p>0</text:p>
          </table:table-cell>
          <table:table-cell office:value-type="float" office:value="2423.3887457374099" table:style-name="ce8">
            <text:p>2423.39</text:p>
          </table:table-cell>
          <table:table-cell office:value-type="float" office:value="669.06713795661904" table:style-name="ce5">
            <text:p>669.07</text:p>
          </table:table-cell>
          <table:table-cell office:value-type="float" office:value="0" table:style-name="ce6">
            <text:p>0</text:p>
          </table:table-cell>
          <table:table-cell office:value-type="percentage" office:value="0.99999999999996103" table:style-name="ce7">
            <text:p>100.00%</text:p>
          </table:table-cell>
          <table:table-cell office:value-type="float" office:value="0" table:style-name="ce6">
            <text:p>0</text:p>
          </table:table-cell>
          <table:table-cell office:value-type="float" office:value="2580.4598730113498" table:style-name="ce5">
            <text:p>2580.46</text:p>
          </table:table-cell>
          <table:table-cell table:style-name="ce16"/>
          <table:table-cell table:number-columns-repeated="16363"/>
        </table:table-row>
        <table:table-row table:style-name="ro1">
          <table:table-cell table:style-name="ce16"/>
          <table:covered-table-cell/>
          <table:covered-table-cell/>
          <table:table-cell office:value-type="string" table:style-name="ce2">
            <text:p>image3</text:p>
          </table:table-cell>
          <table:table-cell office:value-type="float" office:value="27" table:style-name="ce15">
            <text:p>27</text:p>
          </table:table-cell>
          <table:table-cell office:value-type="float" office:value="653.41163730621304" table:style-name="ce5">
            <text:p>653.41</text:p>
          </table:table-cell>
          <table:table-cell office:value-type="float" office:value="9710" table:style-name="ce6">
            <text:p>9710</text:p>
          </table:table-cell>
          <table:table-cell office:value-type="percentage" office:value="0.92674517013936997" table:style-name="ce7">
            <text:p>92.67%</text:p>
          </table:table-cell>
          <table:table-cell office:value-type="float" office:value="0" table:style-name="ce6">
            <text:p>0</text:p>
          </table:table-cell>
          <table:table-cell office:value-type="float" office:value="1753.4946755646599" table:style-name="ce5">
            <text:p>1753.49</text:p>
          </table:table-cell>
          <table:table-cell office:value-type="float" office:value="670.79943037033001" table:style-name="ce8">
            <text:p>670.80</text:p>
          </table:table-cell>
          <table:table-cell office:value-type="float" office:value="0" table:style-name="ce9">
            <text:p>0</text:p>
          </table:table-cell>
          <table:table-cell office:value-type="percentage" office:value="0.99999999999993805" table:style-name="ce10">
            <text:p>100.00%</text:p>
          </table:table-cell>
          <table:table-cell office:value-type="float" office:value="0" table:style-name="ce9">
            <text:p>0</text:p>
          </table:table-cell>
          <table:table-cell office:value-type="float" office:value="1623.8901462000799" table:style-name="ce8">
            <text:p>1623.89</text:p>
          </table:table-cell>
          <table:table-cell office:value-type="float" office:value="667.226212739944" table:style-name="ce5">
            <text:p>667.23</text:p>
          </table:table-cell>
          <table:table-cell office:value-type="float" office:value="0" table:style-name="ce6">
            <text:p>0</text:p>
          </table:table-cell>
          <table:table-cell office:value-type="percentage" office:value="0.99999999999993605" table:style-name="ce7">
            <text:p>100.00%</text:p>
          </table:table-cell>
          <table:table-cell office:value-type="float" office:value="0" table:style-name="ce6">
            <text:p>0</text:p>
          </table:table-cell>
          <table:table-cell office:value-type="float" office:value="1565.00544524517" table:style-name="ce5">
            <text:p>1565.01</text:p>
          </table:table-cell>
          <table:table-cell table:style-name="ce16"/>
          <table:table-cell table:number-columns-repeated="16363"/>
        </table:table-row>
        <table:table-row table:style-name="ro1">
          <table:table-cell table:number-columns-repeated="21" table:style-name="ce16"/>
          <table:table-cell table:number-columns-repeated="1636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11"/>
          <table:table-cell table:number-columns-repeated="24" table:style-name="ce1"/>
          <table:table-cell office:value-type="string" table:style-name="ce1">
            <text:p>S</text:p>
          </table:table-cell>
          <table:table-cell table:number-columns-repeated="16357"/>
        </table:table-row>
        <table:table-row table:number-rows-repeated="1048540" table:style-name="ro1">
          <table:table-cell table:number-columns-repeated="16384"/>
        </table:table-row>
        <table:named-expressions>
          <table:named-range table:name="Print_Area" table:cell-range-address="vis.$B$1:vis.$C$1048576" table:base-cell-address="vi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Tang Bo</dc:creator>
    <meta:creation-date>2019-07-10T13:30:53Z</meta:creation-date>
    <dc:date>2020-06-13T02:10:24Z</dc:date>
    <meta:editing-cycles>130</meta:editing-cycles>
    <meta:editing-duration>PT241714S</meta:editing-duration>
  </office:meta>
</office:document-meta>
</file>